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Liberation Serif1" svg:font-family="'Liberation Serif'" style:font-family-generic="roman"/>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style:writing-mode="page"/>
    </style:style>
    <style:style style:name="Таблица3" style:family="table">
      <style:table-properties style:width="17.38cm" fo:margin-left="-0.191cm" table:align="left" style:writing-mode="lr-tb"/>
    </style:style>
    <style:style style:name="Таблица3.A" style:family="table-column">
      <style:table-column-properties style:column-width="6.692cm"/>
    </style:style>
    <style:style style:name="Таблица3.B" style:family="table-column">
      <style:table-column-properties style:column-width="3.5cm"/>
    </style:style>
    <style:style style:name="Таблица3.C" style:family="table-column">
      <style:table-column-properties style:column-width="3.501cm"/>
    </style:style>
    <style:style style:name="Таблица3.D" style:family="table-column">
      <style:table-column-properties style:column-width="3.68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3.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 style:family="table">
      <style:table-properties style:width="16.882cm" fo:margin-left="-0.191cm" table:align="left" style:writing-mode="lr-tb"/>
    </style:style>
    <style:style style:name="Таблица4.A" style:family="table-column">
      <style:table-column-properties style:column-width="6.191cm"/>
    </style:style>
    <style:style style:name="Таблица4.B" style:family="table-column">
      <style:table-column-properties style:column-width="3.501cm"/>
    </style:style>
    <style:style style:name="Таблица4.C" style:family="table-column">
      <style:table-column-properties style:column-width="7.19cm"/>
    </style:style>
    <style:style style:name="Таблица4.1" style:family="table-row">
      <style:table-row-properties style:min-row-height="1.143cm"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4.2" style:family="table-row">
      <style:table-row-properties style:min-row-height="0.515cm" fo:keep-together="auto"/>
    </style:style>
    <style:style style:name="Таблица4.3" style:family="table-row">
      <style:table-row-properties style:min-row-height="0.557cm" fo:keep-together="auto"/>
    </style:style>
    <style:style style:name="Таблица4.A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10" style:family="table-row">
      <style:table-row-properties style:min-row-height="0.473cm" fo:keep-together="auto"/>
    </style:style>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style:writing-mode="page"/>
    </style:style>
    <style:style style:name="Таблица5" style:family="table">
      <style:table-properties style:width="16.693cm" fo:margin-left="-0.191cm" table:align="left" style:writing-mode="lr-tb"/>
    </style:style>
    <style:style style:name="Таблица5.A" style:family="table-column">
      <style:table-column-properties style:column-width="9.192cm"/>
    </style:style>
    <style:style style:name="Таблица5.B" style:family="table-column">
      <style:table-column-properties style:column-width="2.501cm"/>
    </style:style>
    <style:style style:name="Таблица5.C" style:family="table-column">
      <style:table-column-properties style:column-width="2.499cm"/>
    </style:style>
    <style:style style:name="Таблица5.1" style:family="table-row">
      <style:table-row-properties style:min-row-height="0.568cm"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Таблица5.2" style:family="table-row">
      <style:table-row-properties style:min-row-height="0.381cm" fo:keep-together="auto"/>
    </style:style>
    <style:style style:name="Таблица5.3" style:family="table-row">
      <style:table-row-properties style:min-row-height="0.339cm" fo:keep-together="auto"/>
    </style:style>
    <style:style style:name="Таблица5.4" style:family="table-row">
      <style:table-row-properties style:min-row-height="0.344cm" fo:keep-together="auto"/>
    </style:style>
    <style:style style:name="Таблица5.5" style:family="table-row">
      <style:table-row-properties style:min-row-height="0.254cm" fo:keep-together="auto"/>
    </style:style>
    <style:style style:name="Таблица5.6" style:family="table-row">
      <style:table-row-properties style:min-row-height="0.446cm" fo:keep-together="auto"/>
    </style:style>
    <style:style style:name="Таблица5.7" style:family="table-row">
      <style:table-row-properties style:min-row-height="0.123cm" fo:keep-together="auto"/>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9df6a" officeooo:paragraph-rsid="0019df6a" style:font-size-asian="14pt" style:font-size-complex="14pt"/>
    </style:style>
    <style:style style:name="P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28eea5" style:font-size-asian="14pt" style:font-size-complex="14pt"/>
    </style:style>
    <style:style style:name="P4"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3eb6e5" officeooo:paragraph-rsid="003eb6e5" style:font-size-asian="14pt" style:font-size-complex="14pt"/>
    </style:style>
    <style:style style:name="P5"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 fo:font-size="14pt" fo:font-weight="bold" officeooo:rsid="0019df6a" officeooo:paragraph-rsid="0019df6a"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bold" officeooo:rsid="00207184" officeooo:paragraph-rsid="0011a1c5" style:font-size-asian="14pt" style:font-weight-asian="bold" style:font-size-complex="14pt" style:font-weight-complex="bold"/>
    </style:style>
    <style:style style:name="P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11a1c5" officeooo:paragraph-rsid="0028eea5" style:font-size-asian="14pt" style:font-size-complex="14pt"/>
    </style:style>
    <style:style style:name="P8"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3d700d" officeooo:paragraph-rsid="003d700d" style:font-size-asian="14pt" style:font-size-complex="14pt"/>
    </style:style>
    <style:style style:name="P9"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 fo:font-size="14pt" fo:font-weight="bold" officeooo:rsid="0028eea5" officeooo:paragraph-rsid="0028eea5"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Times New Roman" fo:font-size="12pt" officeooo:rsid="003750ad" officeooo:paragraph-rsid="003750ad" style:font-size-asian="12pt" style:font-size-complex="12pt"/>
    </style:style>
    <style:style style:name="P11" style:family="paragraph" style:parent-style-name="Table_20_Contents">
      <style:paragraph-properties fo:text-align="justify" style:justify-single-word="false"/>
      <style:text-properties style:font-name="Times New Roman" fo:font-size="12pt" officeooo:rsid="004455c2" officeooo:paragraph-rsid="004455c2" style:font-size-asian="12pt" style:font-size-complex="12pt"/>
    </style:style>
    <style:style style:name="P12" style:family="paragraph" style:parent-style-name="Table_20_Contents">
      <style:paragraph-properties fo:text-align="start" style:justify-single-word="false"/>
      <style:text-properties style:font-name="Times New Roman" fo:font-size="12pt" fo:font-weight="bold" officeooo:rsid="003750ad" officeooo:paragraph-rsid="003750a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Times New Roman" fo:font-size="12pt" fo:font-weight="bold" officeooo:rsid="00398322" officeooo:paragraph-rsid="00398322" style:font-size-asian="12pt" style:font-weight-asian="bold" style:font-size-complex="12pt" style:font-weight-complex="bold"/>
    </style:style>
    <style:style style:name="P14" style:family="paragraph" style:parent-style-name="Contents_20_5" style:master-page-name="">
      <loext:graphic-properties draw:fill="none"/>
      <style:paragraph-properties fo:margin-left="0cm" fo:margin-right="0cm" fo:margin-top="0cm" fo:margin-bottom="0cm" style:contextual-spacing="true" fo:line-height="150%" fo:text-indent="0cm" style:auto-text-indent="false" style:page-number="auto"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5" style:family="paragraph" style:parent-style-name="Contents_20_5">
      <loext:graphic-properties draw:fill="none"/>
      <style:paragraph-properties fo:margin-left="0cm" fo:margin-right="0cm" fo:margin-top="0cm" fo:margin-bottom="0cm" style:contextual-spacing="true" fo:line-height="150%" fo:text-indent="0cm" style:auto-text-indent="false"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398322" style:font-size-asian="12pt" style:font-size-complex="12pt"/>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4455c2" style:font-size-asian="12pt" style:font-size-complex="12pt"/>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98322" style:font-size-asian="12pt" style:font-size-complex="12pt"/>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bc671" style:font-size-asian="12pt" style:font-size-complex="12pt"/>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07a49" style:font-size-asian="12pt" style:font-size-complex="12pt"/>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2c808" style:font-size-asian="12pt" style:font-size-complex="12pt"/>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07a49" officeooo:paragraph-rsid="00407a49" style:font-size-asian="12pt" style:font-size-complex="12pt"/>
    </style:style>
    <style:style style:name="P23"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b4b23" officeooo:paragraph-rsid="004b4b23" style:font-size-asian="12pt" style:font-size-complex="12pt"/>
    </style:style>
    <style:style style:name="P24"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e577b" officeooo:paragraph-rsid="004e577b" style:font-size-asian="12pt" style:font-size-complex="12pt"/>
    </style:style>
    <style:style style:name="P25"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2c808" officeooo:paragraph-rsid="0042c808" style:font-size-asian="12pt" style:font-size-complex="12pt"/>
    </style:style>
    <style:style style:name="P26"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3f3d73" officeooo:paragraph-rsid="003f3d73" style:font-size-asian="12pt" style:font-size-complex="12pt"/>
    </style:style>
    <style:style style:name="P27"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fo:font-weight="normal" officeooo:rsid="0046113f" officeooo:paragraph-rsid="004db48d"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 fo:font-size="12pt" officeooo:paragraph-rsid="004455c2" style:font-size-asian="12pt" style:font-size-complex="12pt"/>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 fo:font-size="12pt" officeooo:rsid="00407a49" officeooo:paragraph-rsid="004455c2" style:font-size-asian="12pt" style:font-size-complex="12pt"/>
    </style:style>
    <style:style style:name="P30"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style:text-position="0% 100%" fo:font-size="12pt" fo:font-weight="normal" officeooo:rsid="004db48d" officeooo:paragraph-rsid="004db48d" style:font-size-asian="12pt" style:font-weight-asian="normal" style:font-size-complex="12pt" style:font-weight-complex="normal"/>
    </style:style>
    <style:style style:name="P31" style:family="paragraph" style:parent-style-name="Contents_20_Heading" style:master-page-name="">
      <style:paragraph-properties fo:margin-top="0cm" fo:margin-bottom="0cm" style:contextual-spacing="true" fo:line-height="150%" fo:text-align="center" style:justify-single-word="false" style:page-number="auto" fo:break-before="page"/>
      <style:text-properties style:font-name="Times New Roman" fo:font-size="14pt" fo:font-weight="bold" officeooo:rsid="0028eea5" officeooo:paragraph-rsid="0028eea5" style:font-name-asian="Noto Sans CJK SC" style:font-size-asian="14pt" style:font-weight-asian="bold" style:font-name-complex="FreeSans1" style:font-size-complex="14pt" style:font-weight-complex="bold"/>
    </style:style>
    <style:style style:name="P32" style:family="paragraph" style:parent-style-name="Contents_20_Heading">
      <style:paragraph-properties fo:margin-top="0cm" fo:margin-bottom="0cm" style:contextual-spacing="true" fo:line-height="150%"/>
      <style:text-properties style:font-name="Times New Roman" fo:font-size="14pt" style:font-size-asian="14pt" style:font-size-complex="14pt"/>
    </style:style>
    <style:style style:name="P33"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font-style-complex="italic"/>
    </style:style>
    <style:style style:name="P34"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font-weight-complex="bold"/>
    </style:style>
    <style:style style:name="P35"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style>
    <style:style style:name="P36"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style>
    <style:style style:name="P37" style:family="paragraph" style:parent-style-name="Standard">
      <style:paragraph-properties fo:margin-top="0cm" fo:margin-bottom="0cm" style:contextual-spacing="true"/>
      <style:text-properties fo:font-size="14pt" officeooo:paragraph-rsid="003750ad" style:font-size-asian="14pt" style:font-size-complex="14pt" style:font-weight-complex="bold"/>
    </style:style>
    <style:style style:name="P38" style:family="paragraph" style:parent-style-name="Standard">
      <style:paragraph-properties fo:margin-top="0cm" fo:margin-bottom="0cm" style:contextual-spacing="true" fo:text-align="center" style:justify-single-word="false"/>
      <style:text-properties fo:font-size="12pt" officeooo:paragraph-rsid="003750ad" style:font-size-asian="12pt" style:font-size-complex="12pt"/>
    </style:style>
    <style:style style:name="P39" style:family="paragraph" style:parent-style-name="Standard">
      <style:paragraph-properties fo:margin-top="0cm" fo:margin-bottom="0cm" style:contextual-spacing="true" fo:text-align="center" style:justify-single-word="false" fo:padding-left="0cm" fo:padding-right="0cm" fo:padding-top="0cm" fo:padding-bottom="0.035cm" fo:border-left="none" fo:border-right="none" fo:border-top="none" fo:border-bottom="1.5pt solid #000000" style:shadow="none"/>
      <style:text-properties fo:font-size="14pt" fo:font-weight="bold" officeooo:paragraph-rsid="003750ad" style:font-size-asian="14pt" style:font-weight-asian="bold" style:font-size-complex="14pt"/>
    </style:style>
    <style:style style:name="P40" style:family="paragraph" style:parent-style-name="Standard">
      <style:paragraph-properties fo:text-align="center" style:justify-single-word="false"/>
      <style:text-properties fo:font-size="12pt" officeooo:paragraph-rsid="003750ad" style:font-size-asian="12pt" style:font-size-complex="12pt"/>
    </style:style>
    <style:style style:name="P41" style:family="paragraph" style:parent-style-name="Standard">
      <style:paragraph-properties fo:text-align="justify" style:justify-single-word="false"/>
      <style:text-properties fo:font-size="12pt" officeooo:paragraph-rsid="00398322" style:font-size-asian="12pt" style:font-size-complex="12pt"/>
    </style:style>
    <style:style style:name="P42" style:family="paragraph" style:parent-style-name="Standard">
      <style:paragraph-properties fo:text-align="justify" style:justify-single-word="false"/>
      <style:text-properties fo:font-size="12pt" officeooo:paragraph-rsid="003bc671" style:font-size-asian="12pt" style:font-size-complex="12pt"/>
    </style:style>
    <style:style style:name="P43" style:family="paragraph" style:parent-style-name="Standard">
      <style:paragraph-properties fo:text-align="justify" style:justify-single-word="false" style:snap-to-layout-grid="false"/>
      <style:text-properties fo:font-size="12pt" officeooo:rsid="00398322" officeooo:paragraph-rsid="00398322" style:font-size-asian="12pt" style:font-size-complex="12pt"/>
    </style:style>
    <style:style style:name="P44" style:family="paragraph" style:parent-style-name="Standard">
      <style:paragraph-properties fo:text-align="justify" style:justify-single-word="false" style:snap-to-layout-grid="false"/>
      <style:text-properties fo:font-size="12pt" officeooo:rsid="00398322" officeooo:paragraph-rsid="0042c808" style:font-size-asian="12pt" style:font-size-complex="12pt"/>
    </style:style>
    <style:style style:name="P45" style:family="paragraph" style:parent-style-name="Standard">
      <style:paragraph-properties fo:text-align="justify" style:justify-single-word="false" style:snap-to-layout-grid="false"/>
      <style:text-properties fo:font-size="12pt" officeooo:rsid="00407a49" officeooo:paragraph-rsid="00407a49" style:font-size-asian="12pt" style:font-size-complex="12pt"/>
    </style:style>
    <style:style style:name="P46" style:family="paragraph" style:parent-style-name="Standard">
      <style:paragraph-properties fo:text-align="justify" style:justify-single-word="false"/>
      <style:text-properties fo:font-size="12pt" officeooo:rsid="004b4b23" officeooo:paragraph-rsid="004b4b23" style:font-size-asian="12pt" style:font-size-complex="12pt"/>
    </style:style>
    <style:style style:name="P47" style:family="paragraph" style:parent-style-name="Standard">
      <style:paragraph-properties fo:text-align="start" style:justify-single-word="false"/>
      <style:text-properties style:font-name="Times New Roman" fo:font-size="12pt" officeooo:paragraph-rsid="003750ad" style:font-size-asian="12pt" style:font-size-complex="12pt"/>
    </style:style>
    <style:style style:name="P48" style:family="paragraph" style:parent-style-name="Standard">
      <style:paragraph-properties fo:text-align="center" style:justify-single-word="false"/>
      <style:text-properties style:font-name="Times New Roman" fo:font-size="12pt" officeooo:paragraph-rsid="003750ad" style:font-size-asian="12pt" style:font-size-complex="12pt"/>
    </style:style>
    <style:style style:name="P49" style:family="paragraph" style:parent-style-name="Standard">
      <style:paragraph-properties fo:text-align="start" style:justify-single-word="false"/>
      <style:text-properties style:font-name="Times New Roman" fo:font-size="12pt" officeooo:rsid="003fc754" officeooo:paragraph-rsid="00407a49" style:font-size-asian="12pt" style:font-size-complex="12pt"/>
    </style:style>
    <style:style style:name="P50" style:family="paragraph" style:parent-style-name="Standard">
      <style:paragraph-properties fo:text-align="justify" style:justify-single-word="false"/>
      <style:text-properties style:font-name="Times New Roman" fo:font-size="12pt" officeooo:rsid="004455c2" officeooo:paragraph-rsid="004455c2" style:font-size-asian="12pt" style:font-size-complex="12pt"/>
    </style:style>
    <style:style style:name="P51" style:family="paragraph" style:parent-style-name="Standard">
      <style:paragraph-properties fo:margin-left="0cm" fo:margin-right="-0.102cm" fo:margin-top="0cm" fo:margin-bottom="0cm" style:contextual-spacing="true" fo:line-height="100%" fo:text-align="center" style:justify-single-word="false" fo:text-indent="0cm" style:auto-text-indent="false"/>
      <style:text-properties style:font-name="Times New Roman1" fo:font-size="14pt" officeooo:paragraph-rsid="003750ad" style:font-size-asian="14pt" style:font-size-complex="14pt"/>
    </style:style>
    <style:style style:name="P52" style:family="paragraph" style:parent-style-name="Standard">
      <style:paragraph-properties fo:margin-left="0cm" fo:margin-right="-0.102cm" fo:margin-top="0cm" fo:margin-bottom="0cm" style:contextual-spacing="true" fo:text-align="center" style:justify-single-word="false" fo:text-indent="0cm" style:auto-text-indent="false"/>
      <style:text-properties fo:font-size="14pt" officeooo:paragraph-rsid="003750ad" style:font-size-asian="14pt" style:font-size-complex="14pt"/>
    </style:style>
    <style:style style:name="P53" style:family="paragraph" style:parent-style-name="Standard">
      <style:paragraph-properties fo:margin-left="5.001cm" fo:margin-right="0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54" style:family="paragraph" style:parent-style-name="Standard">
      <style:paragraph-properties fo:margin-left="5.001cm" fo:margin-right="0cm" fo:margin-top="0cm" fo:margin-bottom="0cm" style:contextual-spacing="true" fo:text-indent="0cm" style:auto-text-indent="false"/>
      <style:text-properties fo:font-size="12pt" officeooo:paragraph-rsid="003750ad" style:font-size-asian="12pt" style:font-size-complex="12pt"/>
    </style:style>
    <style:style style:name="P55" style:family="paragraph" style:parent-style-name="Standard">
      <style:paragraph-properties fo:margin-left="0cm" fo:margin-right="0cm" fo:margin-top="0cm" fo:margin-bottom="0cm" style:contextual-spacing="true" fo:text-indent="8.251cm" style:auto-text-indent="false">
        <style:tab-stops>
          <style:tab-stop style:position="11.753cm"/>
        </style:tab-stops>
      </style:paragraph-properties>
      <style:text-properties style:text-position="super 58%" fo:font-size="12pt" officeooo:paragraph-rsid="003750ad" style:font-size-asian="12pt" style:font-size-complex="12pt"/>
    </style:style>
    <style:style style:name="P56" style:family="paragraph" style:parent-style-name="Standard">
      <style:paragraph-properties fo:margin-left="5.001cm" fo:margin-right="-1.101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57" style:family="paragraph" style:parent-style-name="Standard">
      <style:paragraph-properties fo:margin-left="5.001cm" fo:margin-right="-1.101cm" fo:margin-top="0cm" fo:margin-bottom="0cm" style:contextual-spacing="true" fo:text-indent="0cm" style:auto-text-indent="false"/>
      <style:text-properties fo:font-size="12pt" officeooo:paragraph-rsid="003750ad" style:font-size-asian="12pt" style:font-size-complex="12pt"/>
    </style:style>
    <style:style style:name="P58" style:family="paragraph" style:parent-style-name="Standard">
      <style:paragraph-properties fo:margin-left="9.001cm" fo:margin-right="-1.101cm" fo:margin-top="0cm" fo:margin-bottom="0cm" style:contextual-spacing="true" fo:text-indent="0cm" style:auto-text-indent="false"/>
      <style:text-properties fo:font-size="12pt" officeooo:paragraph-rsid="003750ad" style:font-size-asian="12pt" style:font-size-complex="12pt"/>
    </style:style>
    <style:style style:name="P59" style:family="paragraph" style:parent-style-name="Standard">
      <style:paragraph-properties fo:margin-left="7.502cm" fo:margin-right="-1.101cm" fo:margin-top="0cm" fo:margin-bottom="0cm" style:contextual-spacing="true" fo:text-indent="0cm" style:auto-text-indent="false"/>
      <style:text-properties fo:font-size="12pt" officeooo:paragraph-rsid="003750ad" style:font-size-asian="12pt" style:font-size-complex="12pt"/>
    </style:style>
    <style:style style:name="P60"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207184" officeooo:paragraph-rsid="00398322" style:font-size-asian="14pt" style:font-size-complex="14pt"/>
    </style:style>
    <style:style style:name="P6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398322" officeooo:paragraph-rsid="00398322" style:font-size-asian="14pt" style:font-size-complex="14pt"/>
    </style:style>
    <style:style style:name="P6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4pt" fo:font-weight="normal" officeooo:rsid="00398322" officeooo:paragraph-rsid="00398322"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64"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6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98322" style:font-size-asian="12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1cm" style:auto-text-indent="false"/>
      <style:text-properties fo:font-size="14pt" officeooo:paragraph-rsid="00398322" style:font-size-asian="14pt" style:font-size-complex="14pt"/>
    </style:style>
    <style:style style:name="P67" style:family="paragraph" style:parent-style-name="Standard">
      <style:paragraph-properties fo:margin-left="0cm" fo:margin-right="0cm" fo:text-align="justify" style:justify-single-word="false" fo:text-indent="1cm" style:auto-text-indent="false"/>
      <style:text-properties officeooo:paragraph-rsid="00398322"/>
    </style:style>
    <style:style style:name="P68" style:family="paragraph" style:parent-style-name="Standard">
      <style:paragraph-properties fo:margin-left="0cm" fo:margin-right="0cm" fo:text-align="justify" style:justify-single-word="false" fo:text-indent="1cm" style:auto-text-indent="false"/>
      <style:text-properties officeooo:paragraph-rsid="003bc671"/>
    </style:style>
    <style:style style:name="P69" style:family="paragraph" style:parent-style-name="Standard">
      <style:paragraph-properties fo:margin-left="0cm" fo:margin-right="0cm" fo:text-align="justify" style:justify-single-word="false" fo:text-indent="1cm" style:auto-text-indent="false"/>
      <style:text-properties fo:font-size="12pt" officeooo:paragraph-rsid="00398322" style:font-size-asian="12pt" style:font-size-complex="12pt"/>
    </style:style>
    <style:style style:name="P70" style:family="paragraph" style:parent-style-name="Standard">
      <style:paragraph-properties fo:margin-left="0cm" fo:margin-right="0cm" fo:text-align="justify" style:justify-single-word="false" fo:text-indent="1cm" style:auto-text-indent="false"/>
      <style:text-properties fo:font-size="12pt" officeooo:paragraph-rsid="003bc671" style:font-size-asian="12pt" style:font-size-complex="12pt"/>
    </style:style>
    <style:style style:name="P71" style:family="paragraph" style:parent-style-name="Standard">
      <style:paragraph-properties fo:margin-left="0cm" fo:margin-right="0cm" fo:text-align="justify" style:justify-single-word="false" fo:hyphenation-ladder-count="no-limit" fo:text-indent="1cm" style:auto-text-indent="false"/>
      <style:text-properties fo:font-size="12pt" officeooo:paragraph-rsid="00577531" style:font-size-asian="12pt" style:font-size-complex="12pt" fo:hyphenate="true" fo:hyphenation-remain-char-count="2" fo:hyphenation-push-char-count="2" loext:hyphenation-no-caps="false"/>
    </style:style>
    <style:style style:name="P72" style:family="paragraph" style:parent-style-name="Standard">
      <style:paragraph-properties fo:margin-left="0cm" fo:margin-right="0cm" fo:text-indent="1cm" style:auto-text-indent="false"/>
      <style:text-properties fo:font-size="12pt" officeooo:paragraph-rsid="003bc671" style:font-size-asian="12pt" style:font-size-complex="12pt"/>
    </style:style>
    <style:style style:name="P73" style:family="paragraph" style:parent-style-name="Standard">
      <loext:graphic-properties draw:fill="solid" draw:fill-color="#ffffff"/>
      <style:paragraph-properties fo:margin-left="0cm" fo:margin-right="0cm" fo:text-indent="1cm" style:auto-text-indent="false" fo:background-color="#ffffff"/>
      <style:text-properties fo:font-size="12pt" officeooo:paragraph-rsid="003bc671" style:font-size-asian="12pt" style:font-size-complex="12pt"/>
    </style:style>
    <style:style style:name="P74" style:family="paragraph" style:parent-style-name="Standard">
      <style:paragraph-properties fo:margin-left="0cm" fo:margin-right="0cm" fo:text-align="justify" style:justify-single-word="false" fo:text-indent="1cm" style:auto-text-indent="false"/>
      <style:text-properties fo:font-size="12pt" fo:font-weight="bold" officeooo:paragraph-rsid="003bc671" style:font-size-asian="12pt" style:font-weight-asian="bold" style:font-size-complex="12pt"/>
    </style:style>
    <style:style style:name="P75" style:family="paragraph" style:parent-style-name="Standard">
      <style:paragraph-properties fo:margin-left="0cm" fo:margin-right="0cm" fo:text-align="justify" style:justify-single-word="false" fo:text-indent="1cm" style:auto-text-indent="false"/>
      <style:text-properties fo:font-size="12pt" fo:font-weight="bold" officeooo:paragraph-rsid="00491855" style:font-size-asian="12pt" style:font-weight-asian="bold" style:font-size-complex="12pt"/>
    </style:style>
    <style:style style:name="P76" style:family="paragraph" style:parent-style-name="Standard">
      <style:paragraph-properties fo:margin-left="0cm" fo:margin-right="0cm" fo:text-align="justify" style:justify-single-word="false" fo:text-indent="1cm" style:auto-text-indent="false"/>
      <style:text-properties fo:font-size="12pt" fo:font-weight="bold" officeooo:paragraph-rsid="004ab954" style:font-size-asian="12pt" style:font-weight-asian="bold" style:font-size-complex="12pt"/>
    </style:style>
    <style:style style:name="P77" style:family="paragraph" style:parent-style-name="Standard">
      <style:paragraph-properties fo:margin-left="0cm" fo:margin-right="0cm" fo:text-align="justify" style:justify-single-word="false" fo:text-indent="1cm" style:auto-text-indent="false"/>
      <style:text-properties fo:font-size="12pt" fo:font-weight="bold" officeooo:paragraph-rsid="004b4b23" style:font-size-asian="12pt" style:font-weight-asian="bold" style:font-size-complex="12pt"/>
    </style:style>
    <style:style style:name="P78" style:family="paragraph" style:parent-style-name="Standard">
      <style:paragraph-properties fo:margin-left="0cm" fo:margin-right="0cm" fo:text-align="justify" style:justify-single-word="false" fo:text-indent="1cm" style:auto-text-indent="false"/>
      <style:text-properties fo:font-size="12pt" style:text-underline-style="solid" style:text-underline-width="auto" style:text-underline-color="font-color" officeooo:paragraph-rsid="003bc671" style:font-size-asian="12pt" style:font-size-complex="12pt"/>
    </style:style>
    <style:style style:name="P79"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113f" style:font-size-asian="12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996c" style:font-size-asian="12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cae6" style:font-size-asian="12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d05e8" style:font-size-asian="12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db48d" style:font-size-asian="12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1cm" style:auto-text-indent="false"/>
      <style:text-properties fo:font-size="12pt" fo:font-weight="normal" officeooo:rsid="0046cae6" officeooo:paragraph-rsid="0046cae6" style:font-size-asian="12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1cm" style:auto-text-indent="false"/>
      <style:text-properties fo:font-size="12pt" fo:font-weight="normal" officeooo:rsid="00491855" officeooo:paragraph-rsid="004d05e8" style:font-size-asian="12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1cm" style:auto-text-indent="false"/>
      <style:text-properties fo:font-size="12pt" fo:font-weight="normal" officeooo:rsid="004ab954" officeooo:paragraph-rsid="004ab954" style:font-size-asian="12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1cm" style:auto-text-indent="false"/>
      <style:text-properties fo:font-size="12pt" fo:font-weight="normal" officeooo:rsid="004ab954" officeooo:paragraph-rsid="004db48d" style:font-size-asian="12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1cm" style:auto-text-indent="false"/>
      <style:text-properties fo:font-size="12pt" fo:font-weight="normal" officeooo:paragraph-rsid="003bc671" style:font-size-asian="12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1cm" style:auto-text-indent="false"/>
      <style:text-properties fo:font-size="12pt" fo:font-weight="normal" officeooo:paragraph-rsid="00577531" style:font-size-asian="12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1cm" style:auto-text-indent="false"/>
      <style:text-properties fo:font-size="12pt" fo:font-weight="normal" officeooo:rsid="00577531" officeooo:paragraph-rsid="00577531" style:font-size-asian="12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1cm" style:auto-text-indent="false"/>
      <style:text-properties fo:font-size="12pt" fo:font-weight="normal" officeooo:rsid="00577531" officeooo:paragraph-rsid="005935bd" style:font-size-asian="12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1cm" style:auto-text-indent="false"/>
      <style:text-properties fo:font-size="12pt" fo:font-weight="normal" officeooo:rsid="005935bd" officeooo:paragraph-rsid="005935bd" style:font-size-asian="12pt" style:font-weight-asian="normal" style:font-size-complex="12pt" style:font-weight-complex="normal"/>
    </style:style>
    <style:style style:name="P93" style:family="paragraph" style:parent-style-name="Standard">
      <style:paragraph-properties fo:margin-left="0cm" fo:margin-right="0cm" fo:text-indent="1cm" style:auto-text-indent="false"/>
      <style:text-properties officeooo:paragraph-rsid="003bc671"/>
    </style:style>
    <style:style style:name="P94" style:family="paragraph" style:parent-style-name="Standard">
      <style:paragraph-properties fo:margin-left="0cm" fo:margin-right="0cm" fo:text-align="justify" style:justify-single-word="false" fo:text-indent="1cm" style:auto-text-indent="false"/>
      <style:text-properties style:font-name="Times New Roman" fo:font-size="12pt" officeooo:paragraph-rsid="004455c2" style:font-size-asian="12pt" style:font-size-complex="12pt"/>
    </style:style>
    <style:style style:name="P95"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6113f" officeooo:paragraph-rsid="0046cae6" style:font-size-asian="12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d05e8" officeooo:paragraph-rsid="004d05e8" style:font-size-asian="12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91855" officeooo:paragraph-rsid="004ab954" style:font-size-asian="12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db48d" officeooo:paragraph-rsid="004db48d" style:font-size-asian="12pt" style:font-weight-asian="normal" style:font-size-complex="12pt" style:font-weight-complex="normal"/>
    </style:style>
    <style:style style:name="P99"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100"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52f888" style:font-size-asian="12pt" style:font-size-complex="12pt" fo:hyphenate="true" fo:hyphenation-remain-char-count="2" fo:hyphenation-push-char-count="2" loext:hyphenation-no-caps="false"/>
    </style:style>
    <style:style style:name="P101"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533b69" style:font-size-asian="12pt" style:font-size-complex="12pt" fo:hyphenate="true" fo:hyphenation-remain-char-count="2" fo:hyphenation-push-char-count="2" loext:hyphenation-no-caps="false"/>
    </style:style>
    <style:style style:name="P102" style:family="paragraph" style:parent-style-name="Абзац_20_списка">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103"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185bc" officeooo:paragraph-rsid="005185bc" style:font-size-asian="12pt" style:font-size-complex="12pt" fo:hyphenate="true" fo:hyphenation-remain-char-count="2" fo:hyphenation-push-char-count="2" loext:hyphenation-no-caps="false"/>
    </style:style>
    <style:style style:name="P104"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2f888" officeooo:paragraph-rsid="0052f888" style:font-size-asian="12pt" style:font-size-complex="12pt" fo:hyphenate="true" fo:hyphenation-remain-char-count="2" fo:hyphenation-push-char-count="2" loext:hyphenation-no-caps="false"/>
    </style:style>
    <style:style style:name="P105"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33b69" officeooo:paragraph-rsid="00533b69" style:font-size-asian="12pt" style:font-size-complex="12pt" fo:hyphenate="true" fo:hyphenation-remain-char-count="2" fo:hyphenation-push-char-count="2" loext:hyphenation-no-caps="false"/>
    </style:style>
    <style:style style:name="P106"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33b69" officeooo:paragraph-rsid="00550da0" style:font-size-asian="12pt" style:font-size-complex="12pt" fo:hyphenate="true" fo:hyphenation-remain-char-count="2" fo:hyphenation-push-char-count="2" loext:hyphenation-no-caps="false"/>
    </style:style>
    <style:style style:name="P107" style:family="paragraph" style:parent-style-name="Абзац_20_списка">
      <style:paragraph-properties fo:margin-left="0cm" fo:margin-right="0cm" fo:text-align="justify" style:justify-single-word="false" fo:hyphenation-ladder-count="no-limit" fo:text-indent="1cm" style:auto-text-indent="false"/>
      <style:text-properties fo:font-size="12pt" officeooo:rsid="005587ea" officeooo:paragraph-rsid="005587ea" style:font-size-asian="12pt" style:font-size-complex="12pt" fo:hyphenate="true" fo:hyphenation-remain-char-count="2" fo:hyphenation-push-char-count="2" loext:hyphenation-no-caps="false"/>
    </style:style>
    <style:style style:name="P108" style:family="paragraph" style:parent-style-name="Абзац_20_списка">
      <style:paragraph-properties fo:margin-left="0cm" fo:margin-right="0cm" fo:text-align="justify" style:justify-single-word="false" fo:hyphenation-ladder-count="no-limit" fo:text-indent="1cm" style:auto-text-indent="false"/>
      <style:text-properties fo:font-size="12pt" officeooo:rsid="005587ea" officeooo:paragraph-rsid="00577531" style:font-size-asian="12pt" style:font-size-complex="12pt" fo:hyphenate="true" fo:hyphenation-remain-char-count="2" fo:hyphenation-push-char-count="2" loext:hyphenation-no-caps="false"/>
    </style:style>
    <style:style style:name="P109" style:family="paragraph" style:parent-style-name="Основной_20_абзац">
      <style:paragraph-properties fo:margin-left="0cm" fo:margin-right="0cm" fo:line-height="100%" fo:text-indent="1cm" style:auto-text-indent="false"/>
      <style:text-properties officeooo:rsid="00550da0" officeooo:paragraph-rsid="00550da0"/>
    </style:style>
    <style:style style:name="P110" style:family="paragraph" style:parent-style-name="Standard">
      <style:paragraph-properties fo:margin-left="0cm" fo:margin-right="-1.101cm" fo:margin-top="0cm" fo:margin-bottom="0cm" style:contextual-spacing="true" fo:text-indent="0cm" style:auto-text-indent="false"/>
      <style:text-properties style:text-position="super 58%" fo:font-size="12pt" officeooo:paragraph-rsid="003750ad" style:font-size-asian="12pt" style:font-size-complex="12pt"/>
    </style:style>
    <style:style style:name="P111" style:family="paragraph" style:parent-style-name="Основной_20_абзац">
      <style:paragraph-properties fo:margin-left="0cm" fo:margin-right="0cm" fo:line-height="100%" fo:text-indent="1cm" style:auto-text-indent="false"/>
      <style:text-properties fo:font-size="12pt" officeooo:paragraph-rsid="003bc671" style:font-size-asian="12pt" style:font-size-complex="12pt"/>
    </style:style>
    <style:style style:name="P112" style:family="paragraph" style:parent-style-name="Heading_20_2">
      <style:paragraph-properties fo:margin-left="0.416cm" fo:margin-right="0cm" fo:text-indent="1cm" style:auto-text-indent="false"/>
      <style:text-properties officeooo:paragraph-rsid="003bc671"/>
    </style:style>
    <style:style style:name="P113" style:family="paragraph" style:parent-style-name="Standard" style:master-page-name="First_20_Page">
      <style:paragraph-properties fo:text-align="center" style:justify-single-word="false" style:page-number="auto"/>
      <style:text-properties fo:font-size="12pt" officeooo:paragraph-rsid="003750ad" style:font-size-asian="12pt" style:font-size-complex="12pt" style:font-weight-complex="bold"/>
    </style:style>
    <style:style style:name="P114" style:family="paragraph" style:parent-style-name="Standard" style:list-style-name="">
      <style:paragraph-properties fo:margin-left="0cm" fo:margin-right="0.002cm" fo:text-align="center" style:justify-single-word="false" fo:text-indent="0cm" style:auto-text-indent="false"/>
      <style:text-properties fo:font-size="14pt" fo:font-weight="bold" officeooo:paragraph-rsid="003750ad" style:font-size-asian="14pt" style:font-weight-asian="bold" style:font-size-complex="14pt" style:font-style-complex="italic"/>
    </style:style>
    <style:style style:name="P115" style:family="paragraph" style:parent-style-name="Standard" style:list-style-name="L1">
      <loext:graphic-properties draw:fill="none"/>
      <style:paragraph-properties fo:margin-top="0cm" fo:margin-bottom="0cm" style:contextual-spacing="true" fo:line-height="150%" fo:text-align="justify" style:justify-single-word="false" fo:background-color="transparent"/>
      <style:text-properties style:font-name="Times New Roman" fo:font-size="14pt" officeooo:rsid="003eb6e5" officeooo:paragraph-rsid="003eb6e5" style:font-size-asian="14pt" style:font-size-complex="14pt"/>
    </style:style>
    <style:style style:name="P116" style:family="paragraph" style:parent-style-name="Standard" style:list-style-name="L1">
      <loext:graphic-properties draw:fill="none"/>
      <style:paragraph-properties fo:margin-top="0cm" fo:margin-bottom="0cm" style:contextual-spacing="true" fo:line-height="150%" fo:text-align="center" style:justify-single-word="false" fo:background-color="transparent"/>
      <style:text-properties style:font-name="Times New Roman" fo:font-size="14pt" officeooo:rsid="003eb6e5" officeooo:paragraph-rsid="003eb6e5" style:font-size-asian="14pt" style:font-size-complex="14pt"/>
    </style:style>
    <style:style style:name="P117" style:family="paragraph" style:parent-style-name="Standard" style:list-style-name="WW8Num70">
      <style:paragraph-properties fo:margin-left="1.27cm" fo:margin-right="0cm" fo:text-align="justify" style:justify-single-word="false" fo:hyphenation-ladder-count="no-limit" fo:text-indent="1cm" style:auto-text-indent="false"/>
      <style:text-properties fo:font-size="14pt" fo:font-weight="bold" officeooo:paragraph-rsid="00398322" style:font-size-asian="14pt" style:font-weight-asian="bold" style:font-size-complex="14pt" fo:hyphenate="true" fo:hyphenation-remain-char-count="2" fo:hyphenation-push-char-count="2" loext:hyphenation-no-caps="false"/>
    </style:style>
    <style:style style:name="P118" style:family="paragraph" style:parent-style-name="Standard"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119" style:family="paragraph" style:parent-style-name="Standard">
      <style:paragraph-properties fo:margin-left="0cm" fo:margin-right="0cm" fo:text-align="justify" style:justify-single-word="false" fo:text-indent="1cm" style:auto-text-indent="false"/>
      <style:text-properties fo:font-size="12pt" officeooo:paragraph-rsid="003bc671" style:font-size-asian="12pt" style:font-size-complex="12pt"/>
    </style:style>
    <style:style style:name="P120" style:family="paragraph" style:parent-style-name="Standard">
      <style:paragraph-properties fo:margin-left="0cm" fo:margin-right="0cm" fo:text-align="justify" style:justify-single-word="false" fo:text-indent="1cm" style:auto-text-indent="false"/>
      <style:text-properties fo:font-size="12pt" officeooo:paragraph-rsid="005a66c5" style:font-size-asian="12pt" style:font-size-complex="12pt"/>
    </style:style>
    <style:style style:name="P121" style:family="paragraph" style:parent-style-name="Standard">
      <style:paragraph-properties fo:margin-left="0cm" fo:margin-right="0cm" fo:text-align="justify" style:justify-single-word="false" fo:text-indent="1cm" style:auto-text-indent="false"/>
      <style:text-properties fo:font-size="12pt" officeooo:paragraph-rsid="005ba99f" style:font-size-asian="12pt" style:font-size-complex="12pt"/>
    </style:style>
    <style:style style:name="P122" style:family="paragraph" style:parent-style-name="Standard">
      <style:paragraph-properties fo:margin-left="0cm" fo:margin-right="0cm" fo:text-align="justify" style:justify-single-word="false" fo:text-indent="1cm" style:auto-text-indent="false"/>
      <style:text-properties fo:font-size="12pt" officeooo:rsid="005a66c5" officeooo:paragraph-rsid="005a66c5" style:font-size-asian="12pt" style:font-size-complex="12pt"/>
    </style:style>
    <style:style style:name="P123" style:family="paragraph" style:parent-style-name="Standard">
      <style:paragraph-properties fo:margin-left="0cm" fo:margin-right="0cm" fo:text-align="justify" style:justify-single-word="false" fo:text-indent="1cm" style:auto-text-indent="false"/>
      <style:text-properties fo:font-size="12pt" officeooo:rsid="005a66c5" officeooo:paragraph-rsid="005ba99f" style:font-size-asian="12pt" style:font-size-complex="12pt"/>
    </style:style>
    <style:style style:name="P124" style:family="paragraph" style:parent-style-name="Standard">
      <style:paragraph-properties fo:margin-left="0cm" fo:margin-right="0cm" fo:text-align="justify" style:justify-single-word="false" fo:text-indent="1cm" style:auto-text-indent="false"/>
      <style:text-properties fo:font-size="12pt" officeooo:rsid="005ba99f" officeooo:paragraph-rsid="005ba99f" style:font-size-asian="12pt" style:font-size-complex="12pt"/>
    </style:style>
    <style:style style:name="P125" style:family="paragraph" style:parent-style-name="Standard">
      <style:paragraph-properties fo:margin-left="0cm" fo:margin-right="0cm" fo:text-align="justify" style:justify-single-word="false" fo:text-indent="1cm" style:auto-text-indent="false"/>
      <style:text-properties fo:font-size="12pt" style:text-underline-style="solid" style:text-underline-width="auto" style:text-underline-color="font-color" officeooo:paragraph-rsid="003bc671" style:font-size-asian="12pt" style:font-size-complex="12pt"/>
    </style:style>
    <style:style style:name="P126" style:family="paragraph" style:parent-style-name="Standard">
      <style:paragraph-properties fo:margin-left="0cm" fo:margin-right="0cm" fo:text-align="justify" style:justify-single-word="false" fo:text-indent="1cm" style:auto-text-indent="false"/>
      <style:text-properties fo:font-size="12pt" style:text-underline-style="none" officeooo:rsid="005e33cb" officeooo:paragraph-rsid="005e33cb" style:font-size-asian="12pt" style:font-size-complex="12pt"/>
    </style:style>
    <style:style style:name="P127"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577531" officeooo:paragraph-rsid="00577531" style:font-size-asian="12pt" style:font-weight-asian="normal" style:font-size-complex="12pt" style:font-weight-complex="normal"/>
    </style:style>
    <style:style style:name="P128"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2ae4f7" officeooo:paragraph-rsid="002ae4f7" style:font-size-asian="14pt" style:font-size-complex="14pt"/>
    </style:style>
    <style:style style:name="P129"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acf09" officeooo:paragraph-rsid="0019df6a" style:font-size-asian="14pt" style:font-size-complex="14pt"/>
    </style:style>
    <style:style style:name="P130"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131"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5185bc" style:font-size-asian="12pt" style:font-size-complex="12pt" fo:hyphenate="true" fo:hyphenation-remain-char-count="2" fo:hyphenation-push-char-count="2" loext:hyphenation-no-caps="false"/>
    </style:style>
    <style:style style:name="P132"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133"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style:text-position="0% 100%" fo:font-size="12pt" officeooo:rsid="005185bc" officeooo:paragraph-rsid="005185bc" style:font-size-asian="12pt" style:font-size-complex="12pt" fo:hyphenate="true" fo:hyphenation-remain-char-count="2" fo:hyphenation-push-char-count="2" loext:hyphenation-no-caps="false"/>
    </style:style>
    <style:style style:name="P134"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style:text-position="0% 100%" fo:font-size="12pt" officeooo:rsid="00533b69" officeooo:paragraph-rsid="00550da0" style:font-size-asian="12pt" style:font-size-complex="12pt" fo:hyphenate="true" fo:hyphenation-remain-char-count="2" fo:hyphenation-push-char-count="2" loext:hyphenation-no-caps="false"/>
    </style:style>
    <style:style style:name="P135"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style:text-position="0% 100%" fo:font-size="12pt" officeooo:rsid="00550da0" officeooo:paragraph-rsid="00550da0" style:font-size-asian="12pt" style:font-size-complex="12pt" fo:hyphenate="true" fo:hyphenation-remain-char-count="2" fo:hyphenation-push-char-count="2" loext:hyphenation-no-caps="false"/>
    </style:style>
    <style:style style:name="P136" style:family="paragraph" style:parent-style-name="Абзац_20_списка">
      <style:paragraph-properties fo:margin-left="0cm" fo:margin-right="0cm" fo:text-align="justify" style:justify-single-word="false" fo:hyphenation-ladder-count="no-limit" fo:text-indent="1cm" style:auto-text-indent="false"/>
      <style:text-properties style:text-position="0% 100%" fo:font-size="12pt" officeooo:rsid="005587ea" officeooo:paragraph-rsid="005587ea" style:font-size-asian="12pt" style:font-size-complex="12pt" fo:hyphenate="true" fo:hyphenation-remain-char-count="2" fo:hyphenation-push-char-count="2" loext:hyphenation-no-caps="false"/>
    </style:style>
    <style:style style:name="P137" style:family="paragraph" style:parent-style-name="Абзац_20_списка" style:list-style-name="WW8Num70">
      <style:paragraph-properties fo:margin-left="0cm" fo:margin-right="0cm" fo:text-align="justify" style:justify-single-word="false" fo:hyphenation-ladder-count="no-limit" fo:text-indent="0cm" style:auto-text-indent="false">
        <style:tab-stops>
          <style:tab-stop style:position="0.751cm"/>
        </style:tab-stops>
      </style:paragraph-properties>
      <style:text-properties fo:font-size="12pt" officeooo:paragraph-rsid="005185bc" style:font-size-asian="12pt" style:font-size-complex="12pt" fo:hyphenate="true" fo:hyphenation-remain-char-count="2" fo:hyphenation-push-char-count="2" loext:hyphenation-no-caps="false"/>
    </style:style>
    <style:style style:name="P138" style:family="paragraph" style:parent-style-name="Абзац_20_списка" style:list-style-name="WW8Num70">
      <style:paragraph-properties fo:margin-left="0cm" fo:margin-right="0cm" fo:text-align="justify" style:justify-single-word="false" fo:hyphenation-ladder-count="no-limit" fo:text-indent="0cm" style:auto-text-indent="false">
        <style:tab-stops>
          <style:tab-stop style:position="0.751cm"/>
        </style:tab-stops>
      </style:paragraph-properties>
      <style:text-properties style:text-position="0% 100%" fo:font-size="12pt" officeooo:rsid="005185bc" officeooo:paragraph-rsid="005185bc" style:font-size-asian="12pt" style:font-size-complex="12pt" fo:hyphenate="true" fo:hyphenation-remain-char-count="2" fo:hyphenation-push-char-count="2" loext:hyphenation-no-caps="false"/>
    </style:style>
    <style:style style:name="T1" style:family="text">
      <style:text-properties fo:font-weight="normal" officeooo:rsid="0011a1c5" style:font-weight-asian="normal" style:font-weight-complex="normal"/>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1a1c5" style:font-size-asian="14pt" style:font-size-complex="14pt"/>
    </style:style>
    <style:style style:name="T4" style:family="text">
      <style:text-properties style:font-name="Times New Roman" fo:font-size="14pt" officeooo:rsid="00207184" style:font-size-asian="14pt" style:font-size-complex="14pt"/>
    </style:style>
    <style:style style:name="T5" style:family="text">
      <style:text-properties style:font-name="Times New Roman" fo:font-size="14pt" officeooo:rsid="0028eea5" style:font-size-asian="14pt" style:font-size-complex="14pt"/>
    </style:style>
    <style:style style:name="T6" style:family="text">
      <style:text-properties style:font-name="Times New Roman" fo:font-size="14pt" officeooo:rsid="002ba9e0" style:font-size-asian="14pt" style:font-size-complex="14pt"/>
    </style:style>
    <style:style style:name="T7" style:family="text">
      <style:text-properties style:font-name="Times New Roman" fo:font-size="14pt" officeooo:rsid="002e99d0" style:font-size-asian="14pt" style:font-size-complex="14pt"/>
    </style:style>
    <style:style style:name="T8" style:family="text">
      <style:text-properties style:font-name="Times New Roman" fo:font-size="14pt" officeooo:rsid="0036a004" style:font-size-asian="14pt" style:font-size-complex="14pt"/>
    </style:style>
    <style:style style:name="T9" style:family="text">
      <style:text-properties style:font-name="Times New Roman" fo:font-size="14pt" officeooo:rsid="004e577b" style:font-size-asian="14pt" style:font-size-complex="14pt"/>
    </style:style>
    <style:style style:name="T10" style:family="text">
      <style:text-properties style:font-name="Times New Roman" fo:font-size="14pt" officeooo:rsid="0028eea5" style:font-size-asian="14pt" style:font-name-complex="FreeSans2" style:font-size-complex="14pt"/>
    </style:style>
    <style:style style:name="T11" style:family="text">
      <style:text-properties style:font-name="Times New Roman" fo:font-size="14pt" officeooo:rsid="002ba9e0" style:font-size-asian="14pt" style:font-name-complex="FreeSans2" style:font-size-complex="14pt"/>
    </style:style>
    <style:style style:name="T12" style:family="text">
      <style:text-properties fo:font-weight="bold" officeooo:rsid="0011a1c5" style:font-weight-asian="bold" style:font-weight-complex="normal"/>
    </style:style>
    <style:style style:name="T13" style:family="text">
      <style:text-properties officeooo:rsid="002ba9e0"/>
    </style:style>
    <style:style style:name="T14" style:family="text">
      <style:text-properties style:text-position="0% 100%"/>
    </style:style>
    <style:style style:name="T15" style:family="text">
      <style:text-properties style:text-position="0% 100%" fo:font-weight="bold" style:font-weight-asian="bold"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0% 100%" style:text-underline-style="solid" style:text-underline-width="auto" style:text-underline-color="font-color" fo:font-weight="bold" style:font-weight-asian="bold" style:font-weight-complex="normal"/>
    </style:style>
    <style:style style:name="T18" style:family="text">
      <style:text-properties style:text-position="0% 100%" officeooo:rsid="0046996c"/>
    </style:style>
    <style:style style:name="T19" style:family="text">
      <style:text-properties style:text-position="0% 100%" officeooo:rsid="0046cae6"/>
    </style:style>
    <style:style style:name="T20" style:family="text">
      <style:text-properties style:text-position="0% 100%" fo:font-size="12pt" style:font-size-asian="12pt" style:font-size-complex="12pt"/>
    </style:style>
    <style:style style:name="T21" style:family="text">
      <style:text-properties style:text-position="0% 100%" fo:font-size="12pt" officeooo:rsid="00533b69" style:font-size-asian="12pt" style:font-size-complex="12pt"/>
    </style:style>
    <style:style style:name="T22" style:family="text">
      <style:text-properties style:text-position="0% 100%" officeooo:rsid="00491855"/>
    </style:style>
    <style:style style:name="T23" style:family="text">
      <style:text-properties style:text-position="0% 100%" officeooo:rsid="004ab954"/>
    </style:style>
    <style:style style:name="T24" style:family="text">
      <style:text-properties style:text-position="0% 100%" officeooo:rsid="004b4b23"/>
    </style:style>
    <style:style style:name="T25" style:family="text">
      <style:text-properties style:text-position="0% 100%" style:font-name="Times New Roman" officeooo:rsid="004455c2"/>
    </style:style>
    <style:style style:name="T26" style:family="text">
      <style:text-properties style:text-position="0% 100%" officeooo:rsid="004d05e8"/>
    </style:style>
    <style:style style:name="T27" style:family="text">
      <style:text-properties style:text-position="0% 100%" style:font-name="Liberation Serif1" officeooo:rsid="004d05e8"/>
    </style:style>
    <style:style style:name="T28" style:family="text">
      <style:text-properties style:text-position="0% 100%" style:font-name="Liberation Serif" officeooo:rsid="004d05e8"/>
    </style:style>
    <style:style style:name="T29" style:family="text">
      <style:text-properties style:text-position="0% 100%" style:font-name="Liberation Serif" officeooo:rsid="004ab954"/>
    </style:style>
    <style:style style:name="T30" style:family="text">
      <style:text-properties style:text-position="0% 100%" style:font-name="Liberation Serif" officeooo:rsid="004b4b23"/>
    </style:style>
    <style:style style:name="T31" style:family="text">
      <style:text-properties style:text-position="0% 100%" officeooo:rsid="004db48d"/>
    </style:style>
    <style:style style:name="T32" style:family="text">
      <style:text-properties style:text-position="0% 100%" officeooo:rsid="005185bc"/>
    </style:style>
    <style:style style:name="T33" style:family="text">
      <style:text-properties style:text-position="0% 100%" officeooo:rsid="0052f888"/>
    </style:style>
    <style:style style:name="T34" style:family="text">
      <style:text-properties style:text-position="0% 100%" officeooo:rsid="00550da0"/>
    </style:style>
    <style:style style:name="T35" style:family="text">
      <style:text-properties style:text-position="0% 100%" officeooo:rsid="00577531"/>
    </style:style>
    <style:style style:name="T36" style:family="text">
      <style:text-properties style:text-position="0% 100%" officeooo:rsid="005935bd"/>
    </style:style>
    <style:style style:name="T37" style:family="text">
      <style:text-properties style:text-position="0% 100%" officeooo:rsid="005bef6c"/>
    </style:style>
    <style:style style:name="T38" style:family="text">
      <style:text-properties fo:font-size="12pt" style:text-underline-style="solid" style:text-underline-width="auto" style:text-underline-color="font-color" style:font-size-asian="12pt" style:font-size-complex="12pt"/>
    </style:style>
    <style:style style:name="T39" style:family="text">
      <style:text-properties fo:font-size="12pt" style:text-underline-style="solid" style:text-underline-width="auto" style:text-underline-color="font-color" fo:font-weight="bold" style:font-size-asian="12pt" style:font-weight-asian="bold" style:font-size-complex="12pt"/>
    </style:style>
    <style:style style:name="T40" style:family="text">
      <style:text-properties fo:font-size="12pt" fo:font-weight="bold" style:font-size-asian="12pt" style:font-weight-asian="bold" style:font-size-complex="12pt"/>
    </style:style>
    <style:style style:name="T41" style:family="text">
      <style:text-properties fo:font-size="12pt" style:font-size-asian="12pt" style:font-size-complex="12pt"/>
    </style:style>
    <style:style style:name="T42" style:family="text">
      <style:text-properties fo:font-size="12pt" style:font-size-asian="12pt" style:font-size-complex="12pt" style:font-weight-complex="bold"/>
    </style:style>
    <style:style style:name="T43" style:family="text">
      <style:text-properties fo:font-size="12pt" fo:font-style="italic" fo:background-color="#ffff00" loext:char-shading-value="0" style:font-size-asian="12pt" style:font-style-asian="italic" style:font-size-complex="12pt"/>
    </style:style>
    <style:style style:name="T44" style:family="text">
      <style:text-properties fo:font-size="12pt" fo:language="ru" fo:country="RU" fo:font-style="italic" fo:background-color="#ffff00" loext:char-shading-value="0" style:font-size-asian="12pt" style:font-style-asian="italic" style:font-size-complex="12pt"/>
    </style:style>
    <style:style style:name="T45" style:family="text">
      <style:text-properties fo:font-size="12pt" fo:language="en" fo:country="US" style:text-underline-style="solid" style:text-underline-width="auto" style:text-underline-color="font-color" style:font-size-asian="12pt" style:font-size-complex="12pt"/>
    </style:style>
    <style:style style:name="T46" style:family="text">
      <style:text-properties officeooo:rsid="003750ad"/>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3750ad"/>
    </style:style>
    <style:style style:name="T49" style:family="text">
      <style:text-properties style:text-underline-style="solid" style:text-underline-width="auto" style:text-underline-color="font-color" fo:font-weight="bold" officeooo:rsid="0011a1c5" style:font-weight-asian="bold" style:font-weight-complex="normal"/>
    </style:style>
    <style:style style:name="T50" style:family="text">
      <style:text-properties officeooo:rsid="00398322"/>
    </style:style>
    <style:style style:name="T51" style:family="text">
      <style:text-properties style:text-position="sub 58%"/>
    </style:style>
    <style:style style:name="T52" style:family="text">
      <style:text-properties style:text-position="sub 58%" fo:font-weight="normal" style:font-weight-asian="normal" style:font-weight-complex="normal"/>
    </style:style>
    <style:style style:name="T53" style:family="text">
      <style:text-properties style:text-position="sub 58%" officeooo:rsid="0046996c"/>
    </style:style>
    <style:style style:name="T54" style:family="text">
      <style:text-properties style:text-position="sub 58%" officeooo:rsid="0046cae6"/>
    </style:style>
    <style:style style:name="T55" style:family="text">
      <style:text-properties style:text-position="sub 58%" officeooo:rsid="00491855"/>
    </style:style>
    <style:style style:name="T56" style:family="text">
      <style:text-properties style:text-position="sub 58%" officeooo:rsid="004ab954"/>
    </style:style>
    <style:style style:name="T57" style:family="text">
      <style:text-properties style:text-position="sub 58%" officeooo:rsid="004b4b23"/>
    </style:style>
    <style:style style:name="T58" style:family="text">
      <style:text-properties style:text-position="sub 58%" style:font-name="Liberation Serif" officeooo:rsid="0046996c"/>
    </style:style>
    <style:style style:name="T59" style:family="text">
      <style:text-properties style:text-position="sub 58%" style:font-name="Liberation Serif" officeooo:rsid="004ab954"/>
    </style:style>
    <style:style style:name="T60" style:family="text">
      <style:text-properties style:text-position="sub 58%" style:font-name="Liberation Serif" officeooo:rsid="004b4b23"/>
    </style:style>
    <style:style style:name="T61" style:family="text">
      <style:text-properties style:text-position="sub 58%" officeooo:rsid="004db48d"/>
    </style:style>
    <style:style style:name="T62" style:family="text">
      <style:text-properties style:text-position="sub 58%" officeooo:rsid="005185bc"/>
    </style:style>
    <style:style style:name="T63" style:family="text">
      <style:text-properties style:text-position="sub 58%" fo:font-size="12pt" style:font-size-asian="12pt" style:font-size-complex="12pt"/>
    </style:style>
    <style:style style:name="T64" style:family="text">
      <style:text-properties style:text-position="sub 58%" fo:font-size="12pt" officeooo:rsid="00533b69" style:font-size-asian="12pt" style:font-size-complex="12pt"/>
    </style:style>
    <style:style style:name="T65" style:family="text">
      <style:text-properties style:text-position="sub 58%" officeooo:rsid="00577531"/>
    </style:style>
    <style:style style:name="T66" style:family="text">
      <style:text-properties style:text-position="sub 58%" officeooo:rsid="005935bd"/>
    </style:style>
    <style:style style:name="T67" style:family="text">
      <style:text-properties officeooo:rsid="003d700d"/>
    </style:style>
    <style:style style:name="T68" style:family="text">
      <style:text-properties officeooo:rsid="0042c808"/>
    </style:style>
    <style:style style:name="T69" style:family="text">
      <style:text-properties officeooo:rsid="004b4b23"/>
    </style:style>
    <style:style style:name="T70" style:family="text">
      <style:text-properties officeooo:rsid="004d05e8"/>
    </style:style>
    <style:style style:name="T71" style:family="text">
      <style:text-properties officeooo:rsid="004db48d"/>
    </style:style>
    <style:style style:name="T72" style:family="text">
      <style:text-properties officeooo:rsid="004e577b"/>
    </style:style>
    <style:style style:name="T73" style:family="text">
      <style:text-properties officeooo:rsid="005ba99f"/>
    </style:style>
    <style:style style:name="T7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Министерство науки и высшего образования Российской Федерации</text:p>
      <text:p text:style-name="P40">Федеральное автономное образовательное учреждение</text:p>
      <text:p text:style-name="P40">высшего образования</text:p>
      <text:p text:style-name="P40"/>
      <text:h text:style-name="P114" text:outline-level="8">Пермский национальный исследовательский</text:h>
      <text:h text:style-name="P114" text:outline-level="8">политехнический университет</text:h>
      <text:p text:style-name="P33"/>
      <text:p text:style-name="P38">Гуманитарный факультет</text:p>
      <text:p text:style-name="P38">Кафедра Экономика и финансы</text:p>
      <text:p text:style-name="P37"/>
      <text:p text:style-name="P37"/>
      <text:p text:style-name="P37"/>
      <text:p text:style-name="P37"/>
      <text:p text:style-name="P37"/>
      <text:p text:style-name="P37"/>
      <text:p text:style-name="P34">АНАЛИТИЧЕСКИЙ ОТЧЕТ №2</text:p>
      <text:p text:style-name="P34"/>
      <text:p text:style-name="P35">ЭКОНОМИКА ПРЕДПРИЯТИЯ.</text:p>
      <text:p text:style-name="P35">ЭФФЕКТИВНОСТЬ ИНВЕСТИЦИОННОГО ПРОЕКТА»</text:p>
      <text:p text:style-name="P39">Вариант <text:s/>№ : <text:span text:style-name="T46">12</text:span></text:p>
      <text:p text:style-name="P36"/>
      <text:p text:style-name="P53"/>
      <text:p text:style-name="P53"/>
      <text:p text:style-name="P53"/>
      <text:p text:style-name="P53"/>
      <text:p text:style-name="P53"/>
      <text:p text:style-name="P53"/>
      <text:p text:style-name="P53">Выполнил <text:s/>студент______________/ <text:span text:style-name="T48">Э.Ю. Миннахметов</text:span><text:span text:style-name="T46"> </text:span>/</text:p>
      <text:p text:style-name="P55">(подпись)<text:tab/> (инициалы, фамилия)</text:p>
      <text:p text:style-name="P54">Группа <text:span text:style-name="T48">РИС-19-1б</text:span></text:p>
      <text:p text:style-name="P53"/>
      <text:p text:style-name="P56"/>
      <text:p text:style-name="P53">Проверил__________/ <text:span text:style-name="T48">Е.К. Климова</text:span><text:span text:style-name="T46"> </text:span>/</text:p>
      <text:p text:style-name="P110"><text:tab/><text:tab/><text:tab/><text:tab/><text:tab/><text:tab/> (подпись)<text:tab/> <text:s text:c="11"/>(инициалы, фамилия)</text:p>
      <text:p text:style-name="P57"/>
      <text:p text:style-name="P57">Дата защиты __________ <text:tab/>Оценка_____________</text:p>
      <text:p text:style-name="P58"/>
      <text:p text:style-name="P59"/>
      <text:p text:style-name="P52"/>
      <text:p text:style-name="P52"/>
      <text:p text:style-name="P52"/>
      <text:p text:style-name="P52"/>
      <text:p text:style-name="P52"/>
      <text:p text:style-name="P52"/>
      <text:p text:style-name="P52"/>
      <text:p text:style-name="P52"/>
      <text:p text:style-name="P52">Пермь</text:p>
      <text:p text:style-name="P51">202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1">СОДЕРЖАНИЕ</text:p>
            <text:p text:style-name="P32"/>
          </text:index-title>
          <text:p text:style-name="P14"><text:span text:style-name="T5">Постановка задачи </text:span><text:span text:style-name="T7">варианта 1</text:span><text:span text:style-name="T9">2</text:span><text:a xlink:type="simple" xlink:href="#__RefHeading___Toc844_4149854179" text:style-name="Index_20_Link" text:visited-style-name="Index_20_Link"><text:span text:style-name="T2"><text:tab/></text:span></text:a><text:span text:style-name="T6">3</text:span></text:p>
          <text:p text:style-name="P15"><text:span text:style-name="T10">1 Экономическое содержание, функции и виды прибыли</text:span><text:a xlink:type="simple" xlink:href="#__RefHeading___Toc844_4149854179" text:style-name="Index_20_Link" text:visited-style-name="Index_20_Link"><text:span text:style-name="T2"><text:tab/></text:span></text:a><text:span text:style-name="T6">4</text:span></text:p>
          <text:p text:style-name="P15"><text:span text:style-name="T3">2 Показатели эффективности использования оборотного капитала</text:span><text:a xlink:type="simple" xlink:href="#__RefHeading___Toc844_4149854179" text:style-name="Index_20_Link" text:visited-style-name="Index_20_Link"><text:span text:style-name="T2"><text:tab/></text:span></text:a><text:span text:style-name="T8">6</text:span></text:p>
          <text:p text:style-name="P15"><text:span text:style-name="T4">3 Задача для самостоятельного решения</text:span><text:a xlink:type="simple" xlink:href="#__RefHeading___Toc844_4149854179" text:style-name="Index_20_Link" text:visited-style-name="Index_20_Link"><text:span text:style-name="T2"><text:tab/></text:span></text:a><text:span text:style-name="T8">9</text:span></text:p>
          <text:p text:style-name="P15"><text:span text:style-name="T10">Список использованн</text:span><text:span text:style-name="T11">ых источников</text:span><text:a xlink:type="simple" xlink:href="#__RefHeading___Toc844_4149854179" text:style-name="Index_20_Link" text:visited-style-name="Index_20_Link"><text:span text:style-name="T2"><text:tab/>1</text:span></text:a><text:span text:style-name="T8">1</text:span></text:p>
        </text:index-body>
      </text:table-of-content>
      <text:p text:style-name="P6"/>
      <text:p text:style-name="P9">Постановка задачи варианта 1<text:span text:style-name="T67">2</text:span></text:p>
      <text:p text:style-name="P7"/>
      <text:p text:style-name="P8">Данные, необходимые для выполнения аналитического отчета, представлены на таблице 1.</text:p>
      <text:p text:style-name="P8"/>
      <text:p text:style-name="P8">Таблица 1. Данные 12 варианта.</text:p>
      <table:table table:name="Таблица2" table:style-name="Таблица2">
        <table:table-column table:style-name="Таблица2.A"/>
        <table:table-column table:style-name="Таблица2.B"/>
        <table:table-row table:style-name="TableLine94467329853536">
          <table:table-cell table:style-name="Таблица2.A1" office:value-type="string">
            <text:p text:style-name="P12">Показатель</text:p>
          </table:table-cell>
          <table:table-cell table:style-name="Таблица2.A1" office:value-type="string">
            <text:p text:style-name="P13">Данные</text:p>
          </table:table-cell>
        </table:table-row>
        <table:table-row table:style-name="TableLine94467331141888">
          <table:table-cell table:style-name="Таблица2.A1" office:value-type="string">
            <text:p text:style-name="P47">Объем производства и продаж товара 1, шт.</text:p>
          </table:table-cell>
          <table:table-cell table:style-name="Таблица2.A1" office:value-type="string">
            <text:p text:style-name="P48">5500</text:p>
          </table:table-cell>
        </table:table-row>
        <table:table-row table:style-name="TableLine94467330627472">
          <table:table-cell table:style-name="Таблица2.A1" office:value-type="string">
            <text:p text:style-name="P47">Объем производства и продаж товара <text:span text:style-name="T46">2</text:span>, шт.</text:p>
          </table:table-cell>
          <table:table-cell table:style-name="Таблица2.A1" office:value-type="string">
            <text:p text:style-name="P48">3000</text:p>
          </table:table-cell>
        </table:table-row>
        <table:table-row table:style-name="TableLine94467330627904">
          <table:table-cell table:style-name="Таблица2.A1" office:value-type="string">
            <text:p text:style-name="P47">Объем производства и продаж товара <text:span text:style-name="T46">3</text:span>, шт.</text:p>
          </table:table-cell>
          <table:table-cell table:style-name="Таблица2.A1" office:value-type="string">
            <text:p text:style-name="P48"><text:span text:style-name="T46">5</text:span>000</text:p>
          </table:table-cell>
        </table:table-row>
        <table:table-row table:style-name="TableLine94467330628560">
          <table:table-cell table:style-name="Таблица2.A1" office:value-type="string">
            <text:p text:style-name="P47">Материалы Т1, руб.</text:p>
          </table:table-cell>
          <table:table-cell table:style-name="Таблица2.A1" office:value-type="string">
            <text:p text:style-name="P48">250</text:p>
          </table:table-cell>
        </table:table-row>
        <table:table-row table:style-name="TableLine94467330629376">
          <table:table-cell table:style-name="Таблица2.A1" office:value-type="string">
            <text:p text:style-name="P47">Материалы Т<text:span text:style-name="T46">2</text:span>, руб.</text:p>
          </table:table-cell>
          <table:table-cell table:style-name="Таблица2.A1" office:value-type="string">
            <text:p text:style-name="P48">250</text:p>
          </table:table-cell>
        </table:table-row>
        <table:table-row table:style-name="TableLine94467330630144">
          <table:table-cell table:style-name="Таблица2.A1" office:value-type="string">
            <text:p text:style-name="P47">Материалы Т<text:span text:style-name="T46">3</text:span>, руб.</text:p>
          </table:table-cell>
          <table:table-cell table:style-name="Таблица2.A1" office:value-type="string">
            <text:p text:style-name="P10">400</text:p>
          </table:table-cell>
        </table:table-row>
        <table:table-row table:style-name="TableLine94467330630960">
          <table:table-cell table:style-name="Таблица2.A1" office:value-type="string">
            <text:p text:style-name="P47">Сдельная ЗП Т1, руб.</text:p>
          </table:table-cell>
          <table:table-cell table:style-name="Таблица2.A1" office:value-type="string">
            <text:p text:style-name="P10">110</text:p>
          </table:table-cell>
        </table:table-row>
        <table:table-row table:style-name="TableLine94467330631776">
          <table:table-cell table:style-name="Таблица2.A1" office:value-type="string">
            <text:p text:style-name="P47">Сдельная ЗП Т<text:span text:style-name="T46">2</text:span>, руб.</text:p>
          </table:table-cell>
          <table:table-cell table:style-name="Таблица2.A1" office:value-type="string">
            <text:p text:style-name="P10">100</text:p>
          </table:table-cell>
        </table:table-row>
        <table:table-row table:style-name="TableLine94467330632784">
          <table:table-cell table:style-name="Таблица2.A1" office:value-type="string">
            <text:p text:style-name="P47">Сдельная ЗП Т<text:span text:style-name="T46">3</text:span>, руб.</text:p>
          </table:table-cell>
          <table:table-cell table:style-name="Таблица2.A1" office:value-type="string">
            <text:p text:style-name="P10">80</text:p>
          </table:table-cell>
        </table:table-row>
        <table:table-row table:style-name="TableLine94467330633600">
          <table:table-cell table:style-name="Таблица2.A1" office:value-type="string">
            <text:p text:style-name="P47">Первоначальная стоимость оборудования, руб.</text:p>
          </table:table-cell>
          <table:table-cell table:style-name="Таблица2.A1" office:value-type="string">
            <text:p text:style-name="P10">1 900 000</text:p>
          </table:table-cell>
        </table:table-row>
        <table:table-row table:style-name="TableLine94467330634416">
          <table:table-cell table:style-name="Таблица2.A1" office:value-type="string">
            <text:p text:style-name="P47">Срок полезного использования оборудования, лет</text:p>
          </table:table-cell>
          <table:table-cell table:style-name="Таблица2.A1" office:value-type="string">
            <text:p text:style-name="P10">10</text:p>
          </table:table-cell>
        </table:table-row>
        <table:table-row table:style-name="TableLine94467330635232">
          <table:table-cell table:style-name="Таблица2.A1" office:value-type="string">
            <text:p text:style-name="P47"><text:span text:style-name="T50">О</text:span>клады АУП за год по предприятию, руб.</text:p>
          </table:table-cell>
          <table:table-cell table:style-name="Таблица2.A1" office:value-type="string">
            <text:p text:style-name="P10">1 200 000</text:p>
          </table:table-cell>
        </table:table-row>
        <table:table-row table:style-name="TableLine94467330636048">
          <table:table-cell table:style-name="Таблица2.A1" office:value-type="string">
            <text:p text:style-name="P47"><text:span text:style-name="T50">Р</text:span>асходы на содержание и эксплуатацию оборудования, руб.</text:p>
          </table:table-cell>
          <table:table-cell table:style-name="Таблица2.A1" office:value-type="string">
            <text:p text:style-name="P10">500 000</text:p>
          </table:table-cell>
        </table:table-row>
        <table:table-row table:style-name="TableLine94467330636864">
          <table:table-cell table:style-name="Таблица2.A1" office:value-type="string">
            <text:p text:style-name="P47">Услуги связи, руб.</text:p>
          </table:table-cell>
          <table:table-cell table:style-name="Таблица2.A1" office:value-type="string">
            <text:p text:style-name="P10">150 000</text:p>
          </table:table-cell>
        </table:table-row>
        <table:table-row table:style-name="TableLine94467330637712">
          <table:table-cell table:style-name="Таблица2.A1" office:value-type="string">
            <text:p text:style-name="P47">Аренда помещения, руб.</text:p>
          </table:table-cell>
          <table:table-cell table:style-name="Таблица2.A1" office:value-type="string">
            <text:p text:style-name="P10">1 000 000</text:p>
          </table:table-cell>
        </table:table-row>
        <table:table-row table:style-name="TableLine94467330638560">
          <table:table-cell table:style-name="Таблица2.A1" office:value-type="string">
            <text:p text:style-name="P47">Прочие общехозяйственные расходы, руб.</text:p>
          </table:table-cell>
          <table:table-cell table:style-name="Таблица2.A1" office:value-type="string">
            <text:p text:style-name="P10">170 000</text:p>
          </table:table-cell>
        </table:table-row>
        <table:table-row table:style-name="TableLine94467330639408">
          <table:table-cell table:style-name="Таблица2.A1" office:value-type="string">
            <text:p text:style-name="P47">Затраты на рекламу, руб.</text:p>
          </table:table-cell>
          <table:table-cell table:style-name="Таблица2.A1" office:value-type="string">
            <text:p text:style-name="P10">160 000</text:p>
          </table:table-cell>
        </table:table-row>
        <table:table-row table:style-name="TableLine94467330640256">
          <table:table-cell table:style-name="Таблица2.A1" office:value-type="string">
            <text:p text:style-name="P47">Величина оборотных средств, руб.</text:p>
          </table:table-cell>
          <table:table-cell table:style-name="Таблица2.A1" office:value-type="string">
            <text:p text:style-name="P10">6 000 000</text:p>
          </table:table-cell>
        </table:table-row>
        <table:table-row table:style-name="TableLine94467330641104">
          <table:table-cell table:style-name="Таблица2.A1" office:value-type="string">
            <text:p text:style-name="P47">Цена товара 1, руб.</text:p>
          </table:table-cell>
          <table:table-cell table:style-name="Таблица2.A1" office:value-type="string">
            <text:p text:style-name="P10">1 000</text:p>
          </table:table-cell>
        </table:table-row>
        <table:table-row table:style-name="TableLine94467330641952">
          <table:table-cell table:style-name="Таблица2.A1" office:value-type="string">
            <text:p text:style-name="P47">Цена товара <text:span text:style-name="T46">2</text:span>, руб.</text:p>
          </table:table-cell>
          <table:table-cell table:style-name="Таблица2.A1" office:value-type="string">
            <text:p text:style-name="P10">600</text:p>
          </table:table-cell>
        </table:table-row>
        <table:table-row table:style-name="TableLine94467330642800">
          <table:table-cell table:style-name="Таблица2.A1" office:value-type="string">
            <text:p text:style-name="P47">Цена товара <text:span text:style-name="T46">3</text:span>, руб.</text:p>
          </table:table-cell>
          <table:table-cell table:style-name="Таблица2.A1" office:value-type="string">
            <text:p text:style-name="P10">800</text:p>
          </table:table-cell>
        </table:table-row>
        <table:table-row table:style-name="TableLine94467330643648">
          <table:table-cell table:style-name="Таблица2.A1" office:value-type="string">
            <text:p text:style-name="P47">Доход от использования оборудования в 1 год</text:p>
          </table:table-cell>
          <table:table-cell table:style-name="Таблица2.A1" office:value-type="string">
            <text:p text:style-name="P10">420 000</text:p>
          </table:table-cell>
        </table:table-row>
        <table:table-row table:style-name="TableLine94467330644496">
          <table:table-cell table:style-name="Таблица2.A1" office:value-type="string">
            <text:p text:style-name="P47">Доход от использования оборудования в <text:span text:style-name="T46">2</text:span> год</text:p>
          </table:table-cell>
          <table:table-cell table:style-name="Таблица2.A1" office:value-type="string">
            <text:p text:style-name="P10">400 000</text:p>
          </table:table-cell>
        </table:table-row>
        <table:table-row table:style-name="TableLine94467330645344">
          <table:table-cell table:style-name="Таблица2.A1" office:value-type="string">
            <text:p text:style-name="P47">Доход от использования оборудования в <text:span text:style-name="T46">3</text:span> год</text:p>
          </table:table-cell>
          <table:table-cell table:style-name="Таблица2.A1" office:value-type="string">
            <text:p text:style-name="P10">450 000</text:p>
          </table:table-cell>
        </table:table-row>
        <table:table-row table:style-name="TableLine94467330646192">
          <table:table-cell table:style-name="Таблица2.A1" office:value-type="string">
            <text:p text:style-name="P47"><text:span text:style-name="T46">С</text:span>тавка банковского процента</text:p>
          </table:table-cell>
          <table:table-cell table:style-name="Таблица2.A1" office:value-type="string">
            <text:p text:style-name="P10">22</text:p>
          </table:table-cell>
        </table:table-row>
        <table:table-row table:style-name="TableLine94467330647040">
          <table:table-cell table:style-name="Таблица2.A1" office:value-type="string">
            <text:p text:style-name="P47">Цена продажи оборудования</text:p>
          </table:table-cell>
          <table:table-cell table:style-name="Таблица2.A1" office:value-type="string">
            <text:p text:style-name="P10">1 500 000</text:p>
          </table:table-cell>
        </table:table-row>
      </table:table>
      <text:p text:style-name="P3"/>
      <text:p text:style-name="P4">Из предоставленных данных следует, что:</text:p>
      <text:list xml:id="list2852661609" text:style-name="L1">
        <text:list-item>
          <text:p text:style-name="P115">первоначальная стоимость оборудования — 1 900 000 руб.;</text:p>
        </text:list-item>
        <text:list-item>
          <text:p text:style-name="P115">срок полезного использования оборудования — 10 лет;</text:p>
        </text:list-item>
        <text:list-item>
          <text:p text:style-name="P115">оклады АУП за год по предприятию — 1 200 000 руб.;</text:p>
        </text:list-item>
        <text:list-item>
          <text:p text:style-name="P115"><text:soft-page-break/>расходы на содержание и эксплуатацию оборудования, услуги связи, аренду помещения и прочие общехозяйственные расходы за год по предприятию в целом:</text:p>
          <text:p text:style-name="P116">500 000 + 150 000 + 1 000 000 + 170 000 = 1 820 000 руб.;</text:p>
        </text:list-item>
        <text:list-item>
          <text:p text:style-name="P115">затраты на рекламу за год по предприятию в целом — 160 000 руб.;</text:p>
        </text:list-item>
        <text:list-item>
          <text:p text:style-name="P115">величина оборотных средств предприятия — 6 000 000 руб.</text:p>
        </text:list-item>
      </text:list>
      <text:p text:style-name="P3"/>
      <text:p text:style-name="P60"><text:span text:style-name="T49">Задание 1:</text:span><text:span text:style-name="T12"> Рассчитать величину амортизационных отчислений линейным способом. </text:span><text:span text:style-name="T1">Амортизация начисляется только на производственное оборудование, на арендованное помещение амортизация не начисляется.</text:span></text:p>
      <text:p text:style-name="P61"><text:span text:style-name="T1">Н</text:span><text:span text:style-name="T52">а</text:span><text:span text:style-name="T16"> = 1 / Т * 100% = 1 / 10 лет / 100% = 10%</text:span></text:p>
      <text:p text:style-name="P61"><text:span text:style-name="T16">А = С</text:span><text:span text:style-name="T52">перв</text:span><text:span text:style-name="T16"> * Н</text:span><text:span text:style-name="T52">а</text:span><text:span text:style-name="T16"> / 100 = 1 900 000 * 10 / 100 = 190 000 рублей</text:span></text:p>
      <text:p text:style-name="P62"/>
      <text:p text:style-name="P61"><text:span text:style-name="T17">Задание 2:</text:span><text:span text:style-name="T15"> Составить калькуляции себестоимости для каждой товара. </text:span><text:span text:style-name="T16">Общепроизводственные (цеховые) и общехозяйственные (заводские) расходы распределяются пропорционально основной заработной плате основных рабочих, внепроизводственные (коммерческие) расходы распределяются пропорционально заводской себестоимости.</text:span></text:p>
      <text:p text:style-name="P66">Алгоритм выполнения данного задания:</text:p>
      <text:list xml:id="list49250002" text:style-name="WW8Num70">
        <text:list-header>
          <text:p text:style-name="P117"><text:span text:style-name="T72">1. </text:span>Определить прямые затраты на единицу каждого товара;</text:p>
        </text:list-header>
      </text:list>
      <text:p text:style-name="P67">Таблица 1 – Прямые затраты на единицу продукции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1">Статьи прямых затрат</text:p>
          </table:table-cell>
          <table:table-cell table:style-name="Таблица3.A1" office:value-type="string">
            <text:p text:style-name="P18">Товар 1</text:p>
          </table:table-cell>
          <table:table-cell table:style-name="Таблица3.A1" office:value-type="string">
            <text:p text:style-name="P18">Товар 2</text:p>
          </table:table-cell>
          <table:table-cell table:style-name="Таблица3.A1" office:value-type="string">
            <text:p text:style-name="P18">Товар 3</text:p>
          </table:table-cell>
        </table:table-row>
        <table:table-row table:style-name="Таблица3.1">
          <table:table-cell table:style-name="Таблица3.A1" office:value-type="string">
            <text:p text:style-name="P43">Материалы</text:p>
          </table:table-cell>
          <table:table-cell table:style-name="Таблица3.A1" office:value-type="string">
            <text:p text:style-name="P26">250</text:p>
          </table:table-cell>
          <table:table-cell table:style-name="Таблица3.A1" office:value-type="string">
            <text:p text:style-name="P26">250</text:p>
          </table:table-cell>
          <table:table-cell table:style-name="Таблица3.A1" office:value-type="string">
            <text:p text:style-name="P26">400</text:p>
          </table:table-cell>
        </table:table-row>
        <table:table-row table:style-name="Таблица3.1">
          <table:table-cell table:style-name="Таблица3.A1" office:value-type="string">
            <text:p text:style-name="P43">Сдельная ЗП</text:p>
          </table:table-cell>
          <table:table-cell table:style-name="Таблица3.A1" office:value-type="string">
            <text:p text:style-name="P26">110</text:p>
          </table:table-cell>
          <table:table-cell table:style-name="Таблица3.A1" office:value-type="string">
            <text:p text:style-name="P26">100</text:p>
          </table:table-cell>
          <table:table-cell table:style-name="Таблица3.A1" office:value-type="string">
            <text:p text:style-name="P26">80</text:p>
          </table:table-cell>
        </table:table-row>
        <table:table-row table:style-name="Таблица3.1">
          <table:table-cell table:style-name="Таблица3.A4" office:value-type="string">
            <text:p text:style-name="P44">Взносы на соц. Страхование</text:p>
          </table:table-cell>
          <table:table-cell table:style-name="Таблица3.A4" office:value-type="string">
            <text:p text:style-name="P25">33</text:p>
          </table:table-cell>
          <table:table-cell table:style-name="Таблица3.A4" office:value-type="string">
            <text:p text:style-name="P25">30</text:p>
          </table:table-cell>
          <table:table-cell table:style-name="Таблица3.A4" office:value-type="string">
            <text:p text:style-name="P25">24</text:p>
          </table:table-cell>
        </table:table-row>
        <table:table-row table:style-name="Таблица3.1">
          <table:table-cell table:style-name="Таблица3.A1" office:value-type="string">
            <text:p text:style-name="P41">Итого прямые затраты, руб.</text:p>
          </table:table-cell>
          <table:table-cell table:style-name="Таблица3.A1" office:value-type="string">
            <text:p text:style-name="P26">3<text:span text:style-name="T68">93</text:span></text:p>
          </table:table-cell>
          <table:table-cell table:style-name="Таблица3.A1" office:value-type="string">
            <text:p text:style-name="P26">3<text:span text:style-name="T68">80</text:span></text:p>
          </table:table-cell>
          <table:table-cell table:style-name="Таблица3.A1" office:value-type="string">
            <text:p text:style-name="P25">504</text:p>
          </table:table-cell>
        </table:table-row>
      </table:table>
      <text:p text:style-name="P69">2. Все косвенные затраты разделить на три группы: Общепроизводственные, общехозяйственные расходы, внепроизводственные расходы;</text:p>
      <text:p text:style-name="P67">Таблица 2 – Косвенные затраты предприятия за год</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41">Статьи косвенных затрат</text:p>
          </table:table-cell>
          <table:table-cell table:style-name="Таблица4.A1" office:value-type="string">
            <text:p text:style-name="P69">Сумма за год, руб.</text:p>
          </table:table-cell>
          <table:table-cell table:style-name="Таблица4.A1" office:value-type="string">
            <text:p text:style-name="P69">Вид косвенных затрат</text:p>
          </table:table-cell>
        </table:table-row>
        <table:table-row table:style-name="Таблица4.2">
          <table:table-cell table:style-name="Таблица4.A1" office:value-type="string">
            <text:p text:style-name="P41">Амортизационные отчисления</text:p>
          </table:table-cell>
          <table:table-cell table:style-name="Таблица4.A1" office:value-type="string">
            <text:p text:style-name="P26">190 000</text:p>
          </table:table-cell>
          <table:table-cell table:style-name="Таблица4.A1" office:value-type="string">
            <text:p text:style-name="P17">общепроизводственные расходы</text:p>
          </table:table-cell>
        </table:table-row>
        <table:table-row table:style-name="Таблица4.3">
          <table:table-cell table:style-name="Таблица4.A1" office:value-type="string">
            <text:p text:style-name="P41">Оклады АУП предприятия</text:p>
          </table:table-cell>
          <table:table-cell table:style-name="Таблица4.A1" office:value-type="string">
            <text:p text:style-name="P26">1 200 000</text:p>
          </table:table-cell>
          <table:table-cell table:style-name="Таблица4.A1" office:value-type="string">
            <text:p text:style-name="P16">общепроизводственные расходы</text:p>
          </table:table-cell>
        </table:table-row>
        <table:table-row table:style-name="Таблица4.3">
          <table:table-cell table:style-name="Таблица4.A1" office:value-type="string">
            <text:p text:style-name="P41">Взносы на соц. Страхование</text:p>
          </table:table-cell>
          <table:table-cell table:style-name="Таблица4.A1" office:value-type="string">
            <text:p text:style-name="P26">360 000</text:p>
          </table:table-cell>
          <table:table-cell table:style-name="Таблица4.A1" office:value-type="string">
            <text:p text:style-name="P16">общепроизводственные расходы</text:p>
          </table:table-cell>
        </table:table-row>
        <table:table-row table:style-name="Таблица4.3">
          <table:table-cell table:style-name="Таблица4.A1" office:value-type="string">
            <text:p text:style-name="P49"><text:span text:style-name="T50">Р</text:span>асходы на содержание и <text:soft-page-break/>эксплуатацию оборудования</text:p>
          </table:table-cell>
          <table:table-cell table:style-name="Таблица4.A1" office:value-type="string">
            <text:p text:style-name="P22">500 000</text:p>
          </table:table-cell>
          <table:table-cell table:style-name="Таблица4.A1" office:value-type="string">
            <text:p text:style-name="P20">Общехозяйственные расходы</text:p>
          </table:table-cell>
        </table:table-row>
        <table:table-row table:style-name="Таблица4.3">
          <table:table-cell table:style-name="Таблица4.A1" office:value-type="string">
            <text:p text:style-name="P45">Услуги связи</text:p>
          </table:table-cell>
          <table:table-cell table:style-name="Таблица4.A1" office:value-type="string">
            <text:p text:style-name="P22">150 000</text:p>
          </table:table-cell>
          <table:table-cell table:style-name="Таблица4.A1" office:value-type="string">
            <text:p text:style-name="P20">Общехозяйственные расходы</text:p>
          </table:table-cell>
        </table:table-row>
        <table:table-row table:style-name="Таблица4.3">
          <table:table-cell table:style-name="Таблица4.A1" office:value-type="string">
            <text:p text:style-name="P45">Аренда помещения</text:p>
          </table:table-cell>
          <table:table-cell table:style-name="Таблица4.A1" office:value-type="string">
            <text:p text:style-name="P22">1 000 000</text:p>
          </table:table-cell>
          <table:table-cell table:style-name="Таблица4.A1" office:value-type="string">
            <text:p text:style-name="P20">Общехозяйственные расходы</text:p>
          </table:table-cell>
        </table:table-row>
        <table:table-row table:style-name="Таблица4.3">
          <table:table-cell table:style-name="Таблица4.A8" office:value-type="string">
            <text:p text:style-name="P45">Прочие общехозяйственные расходы</text:p>
          </table:table-cell>
          <table:table-cell table:style-name="Таблица4.A8" office:value-type="string">
            <text:p text:style-name="P22">170 000</text:p>
          </table:table-cell>
          <table:table-cell table:style-name="Таблица4.A8" office:value-type="string">
            <text:p text:style-name="P20">Общехозяйственные расходы</text:p>
          </table:table-cell>
        </table:table-row>
        <table:table-row table:style-name="Таблица4.3">
          <table:table-cell table:style-name="Таблица4.A8" office:value-type="string">
            <text:p text:style-name="P45">Затраты на рекламу</text:p>
          </table:table-cell>
          <table:table-cell table:style-name="Таблица4.A8" office:value-type="string">
            <text:p text:style-name="P22">160 000</text:p>
          </table:table-cell>
          <table:table-cell table:style-name="Таблица4.A8" office:value-type="string">
            <text:p text:style-name="P21"><text:span text:style-name="T68">В</text:span>непроизводственные расходы</text:p>
          </table:table-cell>
        </table:table-row>
        <table:table-row table:style-name="Таблица4.10">
          <table:table-cell table:style-name="Таблица4.A1" office:value-type="string">
            <text:p text:style-name="P41">Итого косвенные затраты</text:p>
          </table:table-cell>
          <table:table-cell table:style-name="Таблица4.A1" office:value-type="string">
            <text:p text:style-name="P25">3 730 000</text:p>
          </table:table-cell>
          <table:table-cell table:style-name="Таблица4.A1" office:value-type="string">
            <text:p text:style-name="P18">–</text:p>
          </table:table-cell>
        </table:table-row>
      </table:table>
      <text:p text:style-name="P69"/>
      <text:p text:style-name="P65">После составления данной таблицы нужно рассчитать годовую сумму общепроизводственных, общехозяйственных и внепроизводственных расходов в целом по предприятию.</text:p>
      <table:table table:name="Таблица1" table:style-name="Таблица1">
        <table:table-column table:style-name="Таблица1.A"/>
        <table:table-column table:style-name="Таблица1.B"/>
        <table:table-row table:style-name="TableLine94467332224304">
          <table:table-cell table:style-name="Таблица1.A1" office:value-type="string">
            <text:p text:style-name="P11">Вид косвенных затрат</text:p>
          </table:table-cell>
          <table:table-cell table:style-name="Таблица1.A1" office:value-type="string">
            <text:p text:style-name="P94">Сумма за год, руб.</text:p>
          </table:table-cell>
        </table:table-row>
        <table:table-row table:style-name="TableLine94467332268624">
          <table:table-cell table:style-name="Таблица1.A1" office:value-type="string">
            <text:p text:style-name="P28">общепроизводственные расходы</text:p>
          </table:table-cell>
          <table:table-cell table:style-name="Таблица1.A1" office:value-type="string">
            <text:p text:style-name="P11">1 750 000</text:p>
          </table:table-cell>
        </table:table-row>
        <table:table-row table:style-name="TableLine94467332268896">
          <table:table-cell table:style-name="Таблица1.A1" office:value-type="string">
            <text:p text:style-name="P29">Общехозяйственные расходы</text:p>
          </table:table-cell>
          <table:table-cell table:style-name="Таблица1.A1" office:value-type="string">
            <text:p text:style-name="P11">1 820 000</text:p>
          </table:table-cell>
        </table:table-row>
        <table:table-row table:style-name="TableLine94467332269168">
          <table:table-cell table:style-name="Таблица1.A1" office:value-type="string">
            <text:p text:style-name="P29"><text:span text:style-name="T68">В</text:span>непроизводственные расходы</text:p>
          </table:table-cell>
          <table:table-cell table:style-name="Таблица1.A1" office:value-type="string">
            <text:p text:style-name="P11">160 000</text:p>
          </table:table-cell>
        </table:table-row>
        <table:table-row table:style-name="TableLine94467332269776">
          <table:table-cell table:style-name="Таблица1.A1" office:value-type="string">
            <text:p text:style-name="P50">Итого косвенные затраты</text:p>
          </table:table-cell>
          <table:table-cell table:style-name="Таблица1.A1" office:value-type="string">
            <text:p text:style-name="P11">3 730 000</text:p>
          </table:table-cell>
        </table:table-row>
      </table:table>
      <text:p text:style-name="P65"/>
      <text:p text:style-name="P74">3. Для каждого вида косвенных затрат рассчитать коэффициент косвенных затрат с учетом указанного способа распределения (показать все расчеты);</text:p>
      <text:p text:style-name="P79">В формулах вычисления данных коэффициентов применяются суммы основных заработных плат основных работников в цехе, <text:s/>суммы основных заработных плат основных работников на заводе, <text:s/>суммы основных заработных плат основных работников на предприятии. Следовательно данные показатели необходимо вычислить:</text:p>
      <text:p text:style-name="P79">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ов соответствующего товара:</text:p>
      <text:p text:style-name="P81"/>
      <text:p text:style-name="P82"><text:span text:style-name="T18">S</text:span><text:span text:style-name="T53">осн. з. п. основ. рабоч в цехе </text:span><text:span text:style-name="T18">= </text:span><text:span text:style-name="T27">Σ</text:span><text:span text:style-name="T28">(С</text:span><text:span text:style-name="T58">осн. з. п. основ. рабоч в цехе </text:span><text:span text:style-name="T59">на товар </text:span><text:span text:style-name="T29">*</text:span><text:span text:style-name="T30">V</text:span><text:span text:style-name="T60">производства товара</text:span><text:span text:style-name="T28">)</text:span></text:p>
      <text:p text:style-name="P81"><text:span text:style-name="T18">S</text:span><text:span text:style-name="T53">осн. з. п. основ. рабоч в цехе </text:span><text:span text:style-name="T18">= 5500*110 + 3000*100 + 5000*80 = 1 305 000</text:span></text:p>
      <text:p text:style-name="P95"/>
      <text:p text:style-name="P83"><text:span text:style-name="T18">S</text:span><text:span text:style-name="T53">осн. з. п. основ. рабоч на заводе </text:span><text:span text:style-name="T18">= S</text:span><text:span text:style-name="T53">осн. з. п. основ. рабоч в цехе <text:s/></text:span><text:span text:style-name="T31">+ </text:span><text:span text:style-name="T18">S</text:span><text:span text:style-name="T61">окладов АУП</text:span></text:p>
      <text:p text:style-name="P81"><text:span text:style-name="T18">S</text:span><text:span text:style-name="T53">осн. з. п. основ. рабоч на заводе </text:span><text:span text:style-name="T18">= </text:span><text:span text:style-name="T19">1 200 000 + 1 305 000 </text:span><text:span text:style-name="T18">= </text:span><text:span text:style-name="T19">2</text:span><text:span text:style-name="T18"> </text:span><text:span text:style-name="T19">5</text:span><text:span text:style-name="T18">05 000</text:span></text:p>
      <text:p text:style-name="P74"/>
      <text:p text:style-name="P84">Далее, становится возможным вычислить требуемые коэффициенты:</text:p>
      <text:p text:style-name="P74"/>
      <text:p text:style-name="P79">K<text:span text:style-name="T51">общепр. </text:span><text:span text:style-name="T53">р</text:span><text:span text:style-name="T51">асходов</text:span><text:span text:style-name="T14"> = S</text:span><text:span text:style-name="T51">общепр. </text:span><text:span text:style-name="T53">р</text:span><text:span text:style-name="T51">асходов</text:span><text:span text:style-name="T14"> / S</text:span><text:span text:style-name="T51">осн. з. п. основ. рабоч в цехе </text:span><text:span text:style-name="T18">= 1 750 000 / 1 305 000 = 1,34</text:span></text:p>
      <text:p text:style-name="P80"><text:span text:style-name="T18">K</text:span><text:span text:style-name="T53">общехоз. расходов</text:span><text:span text:style-name="T18"> = S</text:span><text:span text:style-name="T53">общехоз. расходов</text:span><text:span text:style-name="T18"> / S</text:span><text:span text:style-name="T53">осн. з. п. основ. рабоч на заводе </text:span><text:span text:style-name="T18">= </text:span><text:span text:style-name="T19">1 820 000 / 2 505 000 = 0,73</text:span></text:p>
      <text:p text:style-name="P81"><text:span text:style-name="T18">K</text:span><text:span text:style-name="T54">РСЭО</text:span><text:span text:style-name="T18"> = S</text:span><text:span text:style-name="T54">РСЭО цеха</text:span><text:span text:style-name="T18"> / S</text:span><text:span text:style-name="T53">осн. з. п. основ. рабоч на заводе </text:span><text:span text:style-name="T18">= </text:span><text:span text:style-name="T19">500 000 / 2 505 000 = 0,2</text:span></text:p>
      <text:p text:style-name="P74"/>
      <text:p text:style-name="P74">4. Рассчитать величину общепроизводственных и общехозяйственных расходов, внепроизводственных расходов на единицу каждого товара;</text:p>
      <text:p text:style-name="P75"/>
      <text:p text:style-name="P86">Помимо величин <text:s/>общепроизводственных, общехозяйственных расходов и <text:s/>внепроизводственных расходов, потребуеются коэффициенты затрат на каждый вид товара. Вычисление <text:span text:style-name="T70">будут проводиться по формулам</text:span>:</text:p>
      <text:p text:style-name="P86"/>
      <text:p text:style-name="P85"><text:span text:style-name="T14">K</text:span><text:span text:style-name="T51">затрат на товар</text:span><text:span text:style-name="T14"> </text:span><text:span text:style-name="T23">= </text:span><text:span text:style-name="T26">(С</text:span><text:span text:style-name="T53">осн. з. п. основ. рабоч в цехе </text:span><text:span text:style-name="T56">на товар </text:span><text:span text:style-name="T23">*</text:span><text:span text:style-name="T24">V</text:span><text:span text:style-name="T57">производства товара</text:span><text:span text:style-name="T26">)</text:span><text:span text:style-name="T56"> </text:span><text:span text:style-name="T23">/ </text:span><text:span text:style-name="T18">S</text:span><text:span text:style-name="T53">осн. з. п. основ. рабоч в цехе</text:span></text:p>
      <text:p text:style-name="P82"><text:span text:style-name="T18">S</text:span><text:span text:style-name="T53">общепр. Расходов </text:span><text:span text:style-name="T55">на </text:span><text:span text:style-name="T56">единицу товара </text:span><text:span text:style-name="T22">= </text:span><text:span text:style-name="T26">(</text:span><text:span text:style-name="T18">S</text:span><text:span text:style-name="T53">общепр. Расходов</text:span><text:span text:style-name="T18"> * </text:span><text:span text:style-name="T22">K</text:span><text:span text:style-name="T55">затрат на товар</text:span><text:span text:style-name="T26">)</text:span><text:span text:style-name="T22"> / </text:span><text:span text:style-name="T24">V</text:span><text:span text:style-name="T57">производства товара</text:span></text:p>
      <text:p text:style-name="P82"><text:soft-page-break/><text:span text:style-name="T24">S</text:span><text:span text:style-name="T57">обще</text:span><text:span text:style-name="T56">хоз</text:span><text:span text:style-name="T57">. </text:span><text:span text:style-name="T53">Р</text:span><text:span text:style-name="T57">асходов </text:span><text:span text:style-name="T55">на </text:span><text:span text:style-name="T56">единицу товара </text:span><text:span text:style-name="T22">= </text:span><text:span text:style-name="T26">(</text:span><text:span text:style-name="T24">S</text:span><text:span text:style-name="T57">обще</text:span><text:span text:style-name="T56">хоз</text:span><text:span text:style-name="T57">. </text:span><text:span text:style-name="T53">Р</text:span><text:span text:style-name="T57">асходов</text:span><text:span text:style-name="T24"> * </text:span><text:span text:style-name="T22">K</text:span><text:span text:style-name="T55">затрат на товар</text:span><text:span text:style-name="T26">)</text:span><text:span text:style-name="T22"> / </text:span><text:span text:style-name="T24">V</text:span><text:span text:style-name="T57">производства товара</text:span></text:p>
      <text:p text:style-name="P82"><text:span text:style-name="T24">S</text:span><text:span text:style-name="T57">внепроизв. </text:span><text:span text:style-name="T53">Р</text:span><text:span text:style-name="T57">асходов </text:span><text:span text:style-name="T55">на </text:span><text:span text:style-name="T56">единицу товара </text:span><text:span text:style-name="T22">= </text:span><text:span text:style-name="T26">(</text:span><text:span text:style-name="T24">S</text:span><text:span text:style-name="T57">внепроизв. </text:span><text:span text:style-name="T53">Р</text:span><text:span text:style-name="T57">асходов</text:span><text:span text:style-name="T24"> * </text:span><text:span text:style-name="T22">K</text:span><text:span text:style-name="T55">затрат на товар</text:span><text:span text:style-name="T26">)</text:span><text:span text:style-name="T22"> / </text:span><text:span text:style-name="T24">V</text:span><text:span text:style-name="T57">производства товара</text:span></text:p>
      <text:p text:style-name="P75"/>
      <text:p text:style-name="P96">Однако, коэффициент затрат на товар можно сократить и получить:</text:p>
      <text:p text:style-name="P96"/>
      <text:p text:style-name="P83"><text:span text:style-name="T18">S</text:span><text:span text:style-name="T53">общепр. Расходов </text:span><text:span text:style-name="T55">на </text:span><text:span text:style-name="T56">единицу товара </text:span><text:span text:style-name="T22">= </text:span><text:span text:style-name="T26">(</text:span><text:span text:style-name="T18">S</text:span><text:span text:style-name="T53">общепр. Расходов</text:span><text:span text:style-name="T18"> * </text:span><text:span text:style-name="T26">С</text:span><text:span text:style-name="T53">осн. з. п. основ. рабоч в цехе </text:span><text:span text:style-name="T56">на товар </text:span><text:span text:style-name="T26">) / </text:span><text:span text:style-name="T18">S</text:span><text:span text:style-name="T53">осн. з. п. основ. рабоч в цехе</text:span></text:p>
      <text:p text:style-name="P83"><text:span text:style-name="T24">S</text:span><text:span text:style-name="T57">обще</text:span><text:span text:style-name="T56">хоз</text:span><text:span text:style-name="T57">. </text:span><text:span text:style-name="T53">Р</text:span><text:span text:style-name="T57">асходов </text:span><text:span text:style-name="T55">на </text:span><text:span text:style-name="T56">единицу товара </text:span><text:span text:style-name="T22">= </text:span><text:span text:style-name="T26">(</text:span><text:span text:style-name="T24">S</text:span><text:span text:style-name="T57">обще</text:span><text:span text:style-name="T56">хоз</text:span><text:span text:style-name="T57">. </text:span><text:span text:style-name="T53">Р</text:span><text:span text:style-name="T57">асходов</text:span><text:span text:style-name="T24"> * </text:span><text:span text:style-name="T26">С</text:span><text:span text:style-name="T53">осн. з. п. основ. рабоч в цехе </text:span><text:span text:style-name="T56">на товар </text:span><text:span text:style-name="T26">)</text:span><text:span text:style-name="T22"> / </text:span><text:span text:style-name="T18">S</text:span><text:span text:style-name="T53">осн. з. п. основ. рабоч в цехе</text:span></text:p>
      <text:p text:style-name="P83"><text:span text:style-name="T24">S</text:span><text:span text:style-name="T57">внепроизв. </text:span><text:span text:style-name="T53">Р</text:span><text:span text:style-name="T57">асходов </text:span><text:span text:style-name="T55">на </text:span><text:span text:style-name="T56">единицу товара </text:span><text:span text:style-name="T22">= </text:span><text:span text:style-name="T26">(</text:span><text:span text:style-name="T24">S</text:span><text:span text:style-name="T57">внепроизв. </text:span><text:span text:style-name="T53">Р</text:span><text:span text:style-name="T57">асходов</text:span><text:span text:style-name="T24"> * </text:span><text:span text:style-name="T26">С</text:span><text:span text:style-name="T53">осн. з. п. основ. рабоч в цехе </text:span><text:span text:style-name="T56">на товар </text:span><text:span text:style-name="T26">)</text:span><text:span text:style-name="T22"> / </text:span><text:span text:style-name="T18">S</text:span><text:span text:style-name="T53">осн. з. п. основ. рабоч в цехе</text:span></text:p>
      <text:p text:style-name="P97"/>
      <text:p text:style-name="P98">Необходимые формулы получены, теперь следует провести вычисления.</text:p>
      <text:p text:style-name="P86"><text:span text:style-name="T71">Вычисление</text:span> общепроизводственных расходов:</text:p>
      <text:p text:style-name="P76"/>
      <text:p text:style-name="P83"><text:span text:style-name="T23">S</text:span><text:span text:style-name="T56">общепр. </text:span><text:span text:style-name="T53">Р</text:span><text:span text:style-name="T56">асходов </text:span><text:span text:style-name="T55">на </text:span><text:span text:style-name="T56">единицу товара 1</text:span><text:span text:style-name="T23"> </text:span><text:span text:style-name="T22">= </text:span><text:span text:style-name="T26">(</text:span><text:span text:style-name="T23">1 750 000 * </text:span><text:span text:style-name="T31">110</text:span><text:span text:style-name="T26">)</text:span><text:span text:style-name="T23"> / </text:span><text:span text:style-name="T18">1 305 000</text:span><text:span text:style-name="T23">= </text:span><text:span text:style-name="T31">147,51</text:span><text:span text:style-name="T23"> руб</text:span></text:p>
      <text:p text:style-name="P83"><text:span text:style-name="T23">S</text:span><text:span text:style-name="T56">общепр. </text:span><text:span text:style-name="T53">Р</text:span><text:span text:style-name="T56">асходов </text:span><text:span text:style-name="T55">на </text:span><text:span text:style-name="T56">единицу товара 2</text:span><text:span text:style-name="T23"> </text:span><text:span text:style-name="T22">= </text:span><text:span text:style-name="T26">(</text:span><text:span text:style-name="T23">1 750 000 * </text:span><text:span text:style-name="T31">100</text:span><text:span text:style-name="T26">)</text:span><text:span text:style-name="T23"> / </text:span><text:span text:style-name="T18">1 305 000</text:span><text:span text:style-name="T23"> = </text:span><text:span text:style-name="T31">134,10</text:span><text:span text:style-name="T23"> руб</text:span></text:p>
      <text:p text:style-name="P83"><text:span text:style-name="T23">S</text:span><text:span text:style-name="T56">общепр. </text:span><text:span text:style-name="T53">Р</text:span><text:span text:style-name="T56">асходов </text:span><text:span text:style-name="T55">на </text:span><text:span text:style-name="T56">единицу товара 3</text:span><text:span text:style-name="T23"> </text:span><text:span text:style-name="T22">= </text:span><text:span text:style-name="T26">(</text:span><text:span text:style-name="T23">1 750 000 * </text:span><text:span text:style-name="T31">80</text:span><text:span text:style-name="T26">)</text:span><text:span text:style-name="T23"> / </text:span><text:span text:style-name="T18">1 305 000</text:span><text:span text:style-name="T23"> = </text:span><text:span text:style-name="T31">107,28</text:span><text:span text:style-name="T23"> руб</text:span></text:p>
      <text:p text:style-name="P77"/>
      <text:p text:style-name="P87"><text:span text:style-name="T71">Вычисление</text:span> общехозяйственных расходов:</text:p>
      <text:p text:style-name="P77"/>
      <text:p text:style-name="P83"><text:span text:style-name="T23">S</text:span><text:span text:style-name="T56">общехоз. </text:span><text:span text:style-name="T53">Р</text:span><text:span text:style-name="T56">асходов </text:span><text:span text:style-name="T55">на </text:span><text:span text:style-name="T56">единицу товара 1</text:span><text:span text:style-name="T23"> </text:span><text:span text:style-name="T22">= </text:span><text:span text:style-name="T26">(</text:span><text:span text:style-name="T19">1 820 000</text:span><text:span text:style-name="T23"> * </text:span><text:span text:style-name="T31">110</text:span><text:span text:style-name="T26">)</text:span><text:span text:style-name="T23"> / </text:span><text:span text:style-name="T18">1 305 000</text:span><text:span text:style-name="T23"> = </text:span><text:span text:style-name="T31">153,41</text:span><text:span text:style-name="T23"> руб</text:span></text:p>
      <text:p text:style-name="P83"><text:span text:style-name="T23">S</text:span><text:span text:style-name="T56">общехоз. </text:span><text:span text:style-name="T53">Р</text:span><text:span text:style-name="T56">асходов </text:span><text:span text:style-name="T55">на </text:span><text:span text:style-name="T56">единицу товара 2</text:span><text:span text:style-name="T23"> </text:span><text:span text:style-name="T22">= </text:span><text:span text:style-name="T26">(</text:span><text:span text:style-name="T19">1 820 000</text:span><text:span text:style-name="T23"> * </text:span><text:span text:style-name="T31">100</text:span><text:span text:style-name="T26">)</text:span><text:span text:style-name="T23"> / </text:span><text:span text:style-name="T18">1 305 000</text:span><text:span text:style-name="T23"> = </text:span><text:span text:style-name="T31">139,46</text:span><text:span text:style-name="T23"> руб</text:span></text:p>
      <text:p text:style-name="P83"><text:span text:style-name="T23">S</text:span><text:span text:style-name="T56">общехоз. </text:span><text:span text:style-name="T53">Р</text:span><text:span text:style-name="T56">асходов </text:span><text:span text:style-name="T55">на </text:span><text:span text:style-name="T56">единицу товара 3</text:span><text:span text:style-name="T23"> </text:span><text:span text:style-name="T22">= </text:span><text:span text:style-name="T26">(</text:span><text:span text:style-name="T19">1 820 000</text:span><text:span text:style-name="T23">* </text:span><text:span text:style-name="T31">80</text:span><text:span text:style-name="T26">)</text:span><text:span text:style-name="T23"> / </text:span><text:span text:style-name="T18">1 305 000</text:span><text:span text:style-name="T23"> = </text:span><text:span text:style-name="T31">111,57 </text:span><text:span text:style-name="T23">руб</text:span></text:p>
      <text:p text:style-name="P77"/>
      <text:p text:style-name="P87"><text:span text:style-name="T71">Вычисление</text:span> <text:span text:style-name="T69">внепроизводственных</text:span> расходов:</text:p>
      <text:p text:style-name="P77"/>
      <text:p text:style-name="P83"><text:span text:style-name="T23">S</text:span><text:span text:style-name="T56">общехоз. </text:span><text:span text:style-name="T53">Р</text:span><text:span text:style-name="T56">асходов </text:span><text:span text:style-name="T55">на </text:span><text:span text:style-name="T56">единицу товара 1</text:span><text:span text:style-name="T23"> </text:span><text:span text:style-name="T22">= </text:span><text:span text:style-name="T26">(</text:span><text:span text:style-name="T25">160 000</text:span><text:span text:style-name="T23"> * </text:span><text:span text:style-name="T31">110</text:span><text:span text:style-name="T26">)</text:span><text:span text:style-name="T23"> / </text:span><text:span text:style-name="T18">1 305 000</text:span><text:span text:style-name="T23"> = </text:span><text:span text:style-name="T31">13,49</text:span><text:span text:style-name="T23"> руб</text:span></text:p>
      <text:p text:style-name="P83"><text:span text:style-name="T23">S</text:span><text:span text:style-name="T56">общехоз. </text:span><text:span text:style-name="T53">Р</text:span><text:span text:style-name="T56">асходов </text:span><text:span text:style-name="T55">на </text:span><text:span text:style-name="T56">единицу товара 2</text:span><text:span text:style-name="T23"> </text:span><text:span text:style-name="T22">= </text:span><text:span text:style-name="T26">(</text:span><text:span text:style-name="T25">160 000</text:span><text:span text:style-name="T23"> * </text:span><text:span text:style-name="T31">100</text:span><text:span text:style-name="T26">)</text:span><text:span text:style-name="T23"> / </text:span><text:span text:style-name="T18">1 305 000</text:span><text:span text:style-name="T23"> = </text:span><text:span text:style-name="T31">12,26</text:span><text:span text:style-name="T23"> руб</text:span></text:p>
      <text:p text:style-name="P83"><text:span text:style-name="T23">S</text:span><text:span text:style-name="T56">общехоз. </text:span><text:span text:style-name="T53">Р</text:span><text:span text:style-name="T56">асходов </text:span><text:span text:style-name="T55">на </text:span><text:span text:style-name="T56">единицу товара 3</text:span><text:span text:style-name="T23"> </text:span><text:span text:style-name="T22">= </text:span><text:span text:style-name="T26">(</text:span><text:span text:style-name="T25">160 000 </text:span><text:span text:style-name="T23">* </text:span><text:span text:style-name="T31">80</text:span><text:span text:style-name="T26">)</text:span><text:span text:style-name="T23"> / </text:span><text:span text:style-name="T18">1 305 000</text:span><text:span text:style-name="T23"> = </text:span><text:span text:style-name="T31">9,81</text:span><text:span text:style-name="T23"> руб</text:span></text:p>
      <text:p text:style-name="P74"/>
      <text:p text:style-name="P74">5. Рассчитать полную себестоимость единицы продукции, составить три калькуляции. </text:p>
      <text:p text:style-name="P74">Таблица 3 – Калькуляция себестоимости единицы продукции</text:p>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42">Статьи затрат, руб.</text:p>
          </table:table-cell>
          <table:table-cell table:style-name="Таблица5.A1" office:value-type="string">
            <text:p text:style-name="P19">Товар 1</text:p>
          </table:table-cell>
          <table:table-cell table:style-name="Таблица5.A1" office:value-type="string">
            <text:p text:style-name="P19">Товар 2</text:p>
          </table:table-cell>
          <table:table-cell table:style-name="Таблица5.A1" office:value-type="string">
            <text:p text:style-name="P19">Товар 3</text:p>
          </table:table-cell>
        </table:table-row>
        <table:table-row table:style-name="Таблица5.2">
          <table:table-cell table:style-name="Таблица5.A1" office:value-type="string">
            <text:p text:style-name="P42">Материалы</text:p>
          </table:table-cell>
          <table:table-cell table:style-name="Таблица5.A1" office:value-type="string">
            <text:p text:style-name="P23">250</text:p>
          </table:table-cell>
          <table:table-cell table:style-name="Таблица5.A1" office:value-type="string">
            <text:p text:style-name="P23">250</text:p>
          </table:table-cell>
          <table:table-cell table:style-name="Таблица5.A1" office:value-type="string">
            <text:p text:style-name="P23">400</text:p>
          </table:table-cell>
        </table:table-row>
        <table:table-row table:style-name="Таблица5.3">
          <table:table-cell table:style-name="Таблица5.A1" office:value-type="string">
            <text:p text:style-name="P42">Основная заработная плата основных рабочих</text:p>
          </table:table-cell>
          <table:table-cell table:style-name="Таблица5.A1" office:value-type="string">
            <text:p text:style-name="P23">110</text:p>
          </table:table-cell>
          <table:table-cell table:style-name="Таблица5.A1" office:value-type="string">
            <text:p text:style-name="P23">100</text:p>
          </table:table-cell>
          <table:table-cell table:style-name="Таблица5.A1" office:value-type="string">
            <text:p text:style-name="P23">80</text:p>
          </table:table-cell>
        </table:table-row>
        <table:table-row table:style-name="Таблица5.4">
          <table:table-cell table:style-name="Таблица5.A1" office:value-type="string">
            <text:p text:style-name="P46">Общепроизводственные расходы</text:p>
          </table:table-cell>
          <table:table-cell table:style-name="Таблица5.A1" office:value-type="string">
            <text:p text:style-name="P30">147,51</text:p>
          </table:table-cell>
          <table:table-cell table:style-name="Таблица5.A1" office:value-type="string">
            <text:p text:style-name="P27"><text:span text:style-name="T31">134,10</text:span><text:span text:style-name="T23"> </text:span></text:p>
          </table:table-cell>
          <table:table-cell table:style-name="Таблица5.A1" office:value-type="string">
            <text:p text:style-name="P30">107,28</text:p>
          </table:table-cell>
        </table:table-row>
        <table:table-row table:style-name="Таблица5.5">
          <table:table-cell table:style-name="Таблица5.A1" office:value-type="string">
            <text:p text:style-name="P46">Общехозяйственные расходы</text:p>
          </table:table-cell>
          <table:table-cell table:style-name="Таблица5.A1" office:value-type="string">
            <text:p text:style-name="P30">153,41</text:p>
          </table:table-cell>
          <table:table-cell table:style-name="Таблица5.A1" office:value-type="string">
            <text:p text:style-name="P30">139,46</text:p>
          </table:table-cell>
          <table:table-cell table:style-name="Таблица5.A1" office:value-type="string">
            <text:p text:style-name="P30">111,57</text:p>
          </table:table-cell>
        </table:table-row>
        <table:table-row table:style-name="Таблица5.6">
          <table:table-cell table:style-name="Таблица5.A1" office:value-type="string">
            <text:p text:style-name="P42">Внепроизводственные расходы</text:p>
          </table:table-cell>
          <table:table-cell table:style-name="Таблица5.A1" office:value-type="string">
            <text:p text:style-name="P30">13,49</text:p>
          </table:table-cell>
          <table:table-cell table:style-name="Таблица5.A1" office:value-type="string">
            <text:p text:style-name="P30">12,26</text:p>
          </table:table-cell>
          <table:table-cell table:style-name="Таблица5.A1" office:value-type="string">
            <text:p text:style-name="P30">9,81</text:p>
          </table:table-cell>
        </table:table-row>
        <table:table-row table:style-name="Таблица5.7">
          <table:table-cell table:style-name="Таблица5.A1" office:value-type="string">
            <text:p text:style-name="P42">Полная себестоимость единицы продукции </text:p>
          </table:table-cell>
          <table:table-cell table:style-name="Таблица5.A1" office:value-type="string">
            <text:p text:style-name="P24">674,41</text:p>
          </table:table-cell>
          <table:table-cell table:style-name="Таблица5.A1" office:value-type="string">
            <text:p text:style-name="P24">635,82</text:p>
          </table:table-cell>
          <table:table-cell table:style-name="Таблица5.A1" office:value-type="string">
            <text:p text:style-name="P24">708,66</text:p>
          </table:table-cell>
        </table:table-row>
      </table:table>
      <text:p text:style-name="P70"/>
      <text:p text:style-name="P68"><text:span text:style-name="T39">Задание 3: </text:span><text:span text:style-name="T40">Рассчитать рентабельность продаж, рентабельность затрат, рентабельность основного капитала, рентабельность оборотного капитала (по годовым показателям</text:span><text:span text:style-name="T41">).</text:span></text:p>
      <text:p text:style-name="P70">Алгоритм выполнения данного задания:</text:p>
      <text:list xml:id="list161354846638145" text:continue-numbering="true" text:style-name="WW8Num70">
        <text:list-item>
          <text:p text:style-name="P130">рассчитать годовую выручку предприятия;</text:p>
        </text:list-item>
      </text:list>
      <text:p text:style-name="P99"/>
      <text:p text:style-name="P103">V<text:span text:style-name="T51">р</text:span><text:span text:style-name="T14">=5500*</text:span><text:span text:style-name="T33">1000</text:span><text:span text:style-name="T14"> + 3000*</text:span><text:span text:style-name="T33">600</text:span><text:span text:style-name="T14">+ 5000*</text:span><text:span text:style-name="T33">800</text:span><text:span text:style-name="T14"> = </text:span><text:span text:style-name="T33">11 300 000</text:span></text:p>
      <text:p text:style-name="P99"/>
      <text:list xml:id="list161354760087250" text:continue-numbering="true" text:style-name="WW8Num70">
        <text:list-item>
          <text:p text:style-name="P131">рассчитать полную себестоимость за год; </text:p>
          <text:p text:style-name="P138"/>
          <text:p text:style-name="P137"><text:span text:style-name="T32">c/c</text:span><text:span text:style-name="T62">полн</text:span><text:span text:style-name="T32">=5500*674,41 + 3000*635,82 + 5000*708,66 = 9 160 015</text:span></text:p>
          <text:p text:style-name="P133"><text:soft-page-break/></text:p>
        </text:list-item>
        <text:list-item>
          <text:p text:style-name="P130">рассчитать годовую прибыль от продаж;</text:p>
        </text:list-item>
      </text:list>
      <text:p text:style-name="P99"/>
      <text:p text:style-name="P104">П = V<text:span text:style-name="T51">р</text:span><text:span text:style-name="T14"> — с/с</text:span><text:span text:style-name="T51">полн</text:span><text:span text:style-name="T14">=11 300 000 — 9 160 015 = 2 139 985</text:span></text:p>
      <text:p text:style-name="P99"/>
      <text:list xml:id="list161354636074440" text:continue-numbering="true" text:style-name="WW8Num70">
        <text:list-item>
          <text:p text:style-name="P130">рассчитать рентабельность продаж, рентабельность затрат;</text:p>
        </text:list-item>
      </text:list>
      <text:p text:style-name="P100"/>
      <text:p text:style-name="P104"><text:span text:style-name="T14">р</text:span><text:span text:style-name="T51">о </text:span><text:span text:style-name="T14">= П / <text:s/>V</text:span><text:span text:style-name="T51">р </text:span><text:span text:style-name="T14">* 100% = 2 139 985 / 11 300 000 * 100% = 18,94%</text:span></text:p>
      <text:p text:style-name="P104"><text:span text:style-name="T14">р</text:span><text:span text:style-name="T51">с/с </text:span><text:span text:style-name="T14">= П / <text:s/>с/с</text:span><text:span text:style-name="T51">полн </text:span><text:span text:style-name="T14">* 100% = 2 139 985 / 9 160 015 * 100% = 23,36%</text:span></text:p>
      <text:p text:style-name="P99"/>
      <text:list xml:id="list161354534916970" text:continue-numbering="true" text:style-name="WW8Num70">
        <text:list-item>
          <text:p text:style-name="P130">рассчитать остаточную стоимость основных средств (на конец первого года);</text:p>
        </text:list-item>
      </text:list>
      <text:p text:style-name="P101"/>
      <text:p text:style-name="P105"><text:span text:style-name="T14">S</text:span><text:span text:style-name="T51">кг</text:span><text:span text:style-name="T14"> = S</text:span><text:span text:style-name="T51">нг</text:span><text:span text:style-name="T14"> + прибыль +прочие доходы - прочие расходы</text:span></text:p>
      <text:p text:style-name="P134"/>
      <text:p text:style-name="P106"><text:span text:style-name="T34">В данном случае, </text:span><text:span text:style-name="T14">S</text:span><text:span text:style-name="T51">нг</text:span><text:span text:style-name="T14"> </text:span><text:span text:style-name="T34">(стоимость основного капитала на начало года) — <text:s/>первоначальная стоимость оборудования, тогда:</text:span></text:p>
      <text:p text:style-name="P135"/>
      <text:p text:style-name="P105"><text:span text:style-name="T14">S</text:span><text:span text:style-name="T51">кг</text:span><text:span text:style-name="T14"> = </text:span><text:span text:style-name="T34">1 900 000 + 2 139 985 = 4 039 985</text:span></text:p>
      <text:p text:style-name="P99"/>
      <text:list xml:id="list161356016848600" text:continue-numbering="true" text:style-name="WW8Num70">
        <text:list-item>
          <text:p text:style-name="P130">найти среднегодовую стоимость основных средств;</text:p>
        </text:list-item>
      </text:list>
      <text:p text:style-name="P111"/>
      <text:p text:style-name="P109"><text:span text:style-name="T41">S</text:span><text:span text:style-name="T63">осн ср</text:span><text:span text:style-name="T20"> = (</text:span><text:span text:style-name="T21">S</text:span><text:span text:style-name="T64">кг</text:span><text:span text:style-name="T21"> — </text:span><text:span text:style-name="T20">S</text:span><text:span text:style-name="T63">н</text:span><text:span text:style-name="T64">г</text:span><text:span text:style-name="T20">) / 2 = (4 039 985 + 1 900 000) / 2 = 2 969 992,5 ~ 2 969 992</text:span></text:p>
      <text:p text:style-name="P111"/>
      <text:p text:style-name="P70">Остаточную и среднегодовую стоимость считаем только по оборудованию, поскольку помещение взято в аренду.</text:p>
      <text:list xml:id="list161355964258854" text:continue-numbering="true" text:style-name="WW8Num70">
        <text:list-item>
          <text:p text:style-name="P132">рассчитать рентабельность основного капитала, при его расчете учитываются основные средства, находящиеся в собственности предприятия; арендованные основные средства не учитываются.</text:p>
        </text:list-item>
      </text:list>
      <text:p text:style-name="P102"/>
      <text:p text:style-name="P107">Р<text:span text:style-name="T51">осн кап</text:span><text:span text:style-name="T14"> = П</text:span><text:span text:style-name="T51">до налог</text:span><text:span text:style-name="T14"> / S</text:span><text:span text:style-name="T51">осн ср</text:span><text:span text:style-name="T14"> * 100%</text:span></text:p>
      <text:p text:style-name="P136"/>
      <text:p text:style-name="P136">Прибыль до налогообложения соответствуетприбыли от реализации, поскольку рабочий год не сопровождался прочими доходами и расходами. Поэтому:</text:p>
      <text:p text:style-name="P136"/>
      <text:p text:style-name="P107"><text:span text:style-name="T14">Р</text:span><text:span text:style-name="T51">осн кап</text:span><text:span text:style-name="T14"> = 2 139 985 / 2 969 992 * 100% = </text:span><text:span text:style-name="T35">72,05%</text:span></text:p>
      <text:p text:style-name="P102"/>
      <text:list xml:id="list161355427616867" text:continue-numbering="true" text:style-name="WW8Num70">
        <text:list-item>
          <text:p text:style-name="P118">рассчитать рентабельность оборотного капитала</text:p>
        </text:list-item>
      </text:list>
      <text:p text:style-name="P71"/>
      <text:p text:style-name="P108"><text:span text:style-name="T14">Р</text:span><text:span text:style-name="T51">осн кап</text:span><text:span text:style-name="T14"> = П</text:span><text:span text:style-name="T51">до налог</text:span><text:span text:style-name="T14"> / S</text:span><text:span text:style-name="T65">об</text:span><text:span text:style-name="T51"> </text:span><text:span text:style-name="T65">кап</text:span><text:span text:style-name="T14"> * 100%</text:span></text:p>
      <text:p text:style-name="P108"><text:span text:style-name="T14">Р</text:span><text:span text:style-name="T51">осн кап</text:span><text:span text:style-name="T14"> = </text:span><text:span text:style-name="T35">2 139 985 / 6 000 000 * 100% = 35,66%</text:span></text:p>
      <text:p text:style-name="P70"/>
      <text:p text:style-name="P68"><text:span text:style-name="T39">Задание 4</text:span><text:span text:style-name="T40">: Рассчитать капиталоотдачу, капиталоемкость, коэффициент оборачиваемости, длительность одного оборота, коэффициент загрузки. </text:span></text:p>
      <text:p text:style-name="P89"/>
      <text:p text:style-name="P90"><text:span text:style-name="T14">К</text:span><text:span text:style-name="T51">о</text:span><text:span text:style-name="T14"> = V</text:span><text:span text:style-name="T51">р</text:span><text:span text:style-name="T14"> / S</text:span><text:span text:style-name="T51">осн кап</text:span><text:span text:style-name="T14"> = 11 300 000 / 2 969 992 = 3,8</text:span></text:p>
      <text:p text:style-name="P90"><text:span text:style-name="T14">К</text:span><text:span text:style-name="T51">е</text:span><text:span text:style-name="T14"> = S</text:span><text:span text:style-name="T51">осн кап </text:span><text:span text:style-name="T14">/ V</text:span><text:span text:style-name="T51">р</text:span><text:span text:style-name="T14"> = 2 969 992 / 11 300 000 = 0,26</text:span></text:p>
      <text:p text:style-name="P91"><text:span text:style-name="T14">К</text:span><text:span text:style-name="T51">об</text:span><text:span text:style-name="T14"> = V</text:span><text:span text:style-name="T51">р</text:span><text:span text:style-name="T14"> / S</text:span><text:span text:style-name="T51">об кап</text:span><text:span text:style-name="T14"> = 11 300 000 / 6 000 000 = </text:span><text:span text:style-name="T36">1,88</text:span></text:p>
      <text:p text:style-name="P91"><text:span text:style-name="T36">К</text:span><text:span text:style-name="T66">заг</text:span><text:span text:style-name="T36"> = S</text:span><text:span text:style-name="T66">об кап </text:span><text:span text:style-name="T36">/ V</text:span><text:span text:style-name="T66">р</text:span><text:span text:style-name="T36"> = 6 000 000 / 11 300 000 = 0,53</text:span></text:p>
      <text:p text:style-name="P92"><text:span text:style-name="T14">Т</text:span><text:span text:style-name="T51">об</text:span><text:span text:style-name="T14"> = Т / </text:span><text:span text:style-name="T35">К</text:span><text:span text:style-name="T65">об</text:span><text:span text:style-name="T35"> </text:span><text:span text:style-name="T14">= 365 / 1,88 = 194,15 ~ 195 дней</text:span></text:p>
      <text:p text:style-name="P127"/>
      <text:p text:style-name="P88"><text:soft-page-break/></text:p>
      <text:p text:style-name="P68"><text:span text:style-name="T39">Задание 5:</text:span><text:span text:style-name="T40"> Рассчитать порог рентабельности, запас финансовой прочности в рублях и в процентах, операционный рычаг (по предприятию в целом).</text:span></text:p>
      <text:p text:style-name="P70">Алгоритм выполнения данного задания:</text:p>
      <text:p text:style-name="P70">1. рассчитать совокупные переменные затраты за год;</text:p>
      <text:p text:style-name="P70"/>
      <text:p text:style-name="P122">VC = сдельная ЗП + материалы</text:p>
      <text:p text:style-name="P122">VC = 5500*(110 + 250) + 3000*(100 + 250) + 5000*(80 + 400) = 5 430 000</text:p>
      <text:p text:style-name="P70"/>
      <text:p text:style-name="P70">2. рассчитать совокупные постоянные затраты за год;</text:p>
      <text:p text:style-name="P120"/>
      <text:p text:style-name="P122">FC = окладная ЗП + аренда + амортизация + РСЭО + услуги связи + реклама + прочие</text:p>
      <text:p text:style-name="P123">FC = 1 200 000 + 1 000 000 + 190 000 + 500 000 + 150 000 + 160 000 + 170 000</text:p>
      <text:p text:style-name="P123"><text:span text:style-name="T73"><text:tab/><text:tab/>= 3 370 000</text:span></text:p>
      <text:p text:style-name="P70"/>
      <text:p text:style-name="P70">3. рассчитать совокупный маржинальный доход (за год);</text:p>
      <text:p text:style-name="P70"/>
      <text:p text:style-name="P124">МД = V<text:span text:style-name="T51">р</text:span><text:span text:style-name="T14"> - VC =</text:span> <text:span text:style-name="T14">11</text:span> 300 000 - 5 430 000 = 5 870 000</text:p>
      <text:p text:style-name="P70"/>
      <text:p text:style-name="P70">4. рассчитать коэффициент маржинального дохода;</text:p>
      <text:p text:style-name="P70"/>
      <text:p text:style-name="P124">К<text:span text:style-name="T51">МД</text:span><text:span text:style-name="T14"> = МД / V</text:span><text:span text:style-name="T51">р</text:span><text:span text:style-name="T14"> = 5 870 000 / 11 300 000 = 0,52</text:span></text:p>
      <text:p text:style-name="P70"/>
      <text:p text:style-name="P70">5. рассчитать порог рентабельности;</text:p>
      <text:p text:style-name="P70"/>
      <text:p text:style-name="P124">p<text:span text:style-name="T51">б</text:span><text:span text:style-name="T14"> = FC / К</text:span><text:span text:style-name="T51">МД</text:span><text:span text:style-name="T14"> = 3 370 000 / 0,52 = 6 480 769,23</text:span></text:p>
      <text:p text:style-name="P70"/>
      <text:p text:style-name="P70">6. рассчитать запас финансовой прочности (в руб. и в процентах);</text:p>
      <text:p text:style-name="P121"/>
      <text:p text:style-name="P124"><text:span text:style-name="T14">B</text:span><text:span text:style-name="T51">ф</text:span><text:span text:style-name="T14"> = <text:s/>V</text:span><text:span text:style-name="T51">р</text:span><text:span text:style-name="T14"> - p</text:span><text:span text:style-name="T51">б</text:span><text:span text:style-name="T14"> = 11 300 000 - 6 480 769,23 = 4 819 230,77</text:span></text:p>
      <text:p text:style-name="P124"><text:span text:style-name="T14">B</text:span><text:span text:style-name="T51">ф</text:span><text:span text:style-name="T14">’ = B</text:span><text:span text:style-name="T51">ф</text:span><text:span text:style-name="T14"> / V</text:span><text:span text:style-name="T51">р</text:span><text:span text:style-name="T14"> = 4 819 230,77 / 11 300 000 * 100% = 42,65%</text:span></text:p>
      <text:p text:style-name="P70"/>
      <text:p text:style-name="P70">7. рассчитать операционный рычаг.</text:p>
      <text:p text:style-name="P70"/>
      <text:p text:style-name="P124">Р<text:span text:style-name="T74">о</text:span><text:span text:style-name="T14"> = МД / П = 5 870 000 / </text:span><text:span text:style-name="T37">2 139 985 = 2,74</text:span></text:p>
      <text:p text:style-name="P78"/>
      <text:p text:style-name="P68"><text:span text:style-name="T39">Задание 6:</text:span><text:span text:style-name="T40"> Цена </text:span><text:span text:style-name="T41">оборудования составляет в соответствии с условиями, заданными исходными данными для расчета. Использование этого оборудования позволит ежегодно в течение трёх лет получать доход в размере, заданном исходными данными для расчета По истечении третьего года оборудование будет продано за сумму, заданную исходными данными для расчета (см. условие из варианта). Ставка банковского процента, заданного исходными данными для расчета (см. условие из варианта) % годовых. </text:span></text:p>
      <text:p text:style-name="P70">Чему равна чистая дисконтированная стоимость и индекс доходности, срок окупаемости, внутренняя норма доходности? Оцените выгодность проекта.</text:p>
      <text:p text:style-name="P78"/>
      <text:p text:style-name="P126">1. Чистая дисконтированная стоимость</text:p>
      <text:p text:style-name="P126">2. Индекс доходности</text:p>
      <text:p text:style-name="P126">3. срок окупаемости</text:p>
      <text:p text:style-name="P126">4. внутренняя норма доходности</text:p>
      <text:p text:style-name="P126">5. Выгодность проекта</text:p>
      <text:p text:style-name="P78"><text:soft-page-break/></text:p>
      <text:p text:style-name="P68"><text:span text:style-name="T38">Этап четвертый</text:span><text:span text:style-name="T41"> – подготовка расчетной работы. Письменный отчет представляет собой свободное изложение мнения автора. Титульный лист оформляется по форме, представленной в приложении А. Текст отчета оформляется в соответствии с требованиями, отраженными в приложении Г.</text:span></text:p>
      <text:p text:style-name="P64"><text:span text:style-name="T47">Этап пятый</text:span> – защита расчетной работы. Защита проводится в виде беседы по содержанию работы в сроки, обозначенные преподавателем (в часы консультаций или в дополнительно назначенное время, отведенное для контроля самостоятельной работы студентов). Оценка за индивидуальное задание выставляется только после защиты работы.</text:p>
      <text:p text:style-name="P64"/>
      <text:h text:style-name="P112" text:outline-level="2"><text:span text:style-name="T43">Структура </text:span><text:span text:style-name="T44">индивидуального задания </text:span><text:span text:style-name="T43"><text:s/></text:span><text:span text:style-name="T44">расчетной работы</text:span></text:h>
      <text:p text:style-name="P73">Аналитический отчет должен включать в себя следующие разделы: титульный лист (форма приведена в приложении А); содержание; основная часть; заключение; список литературы; приложения.</text:p>
      <text:p text:style-name="P72">Основная часть аналитического отчета должна включать в себя следующие блоки: </text:p>
      <text:p text:style-name="P93"><text:span text:style-name="T45">I</text:span><text:span text:style-name="T38"> блок</text:span><text:span text:style-name="T41"> – расчет необходимого набора экономических показателей по данным варианта;</text:span></text:p>
      <text:p text:style-name="P93"><text:span text:style-name="T45">II</text:span><text:span text:style-name="T38"> блок</text:span><text:span text:style-name="T41"> – выявление на основе аналитических таблиц позитивных и негативных тенденций в развитии предприятия, их характеристика.</text:span></text:p>
      <text:p text:style-name="P93"><text:span text:style-name="T45">III</text:span><text:span text:style-name="T38"> блок</text:span><text:span text:style-name="T41"> – формулирование выводов и рекомендаций.</text:span></text:p>
      <text:p text:style-name="P93"><text:span text:style-name="T42">В заключении приводятся общие выводы и результаты. Логичность их изложения предполагает их соответствие цели и задачам работы, акцентирование внимания на собственном авторском вкладе, а также практической значимости проведенного исследования. </text:span><text:span text:style-name="T41">Примерный объем заключения – 1–2 страницы. </text:span></text:p>
      <text:p text:style-name="P72">Оформление списка литературы должно соответствовать требованиям </text:p>
      <text:p text:style-name="P63">ГОСТ Р 7.0.5-2008. Библиографическая запись. Библиографическая ссылка. Общие требования и правила составления </text:p>
      <text:p text:style-name="P5">Список <text:span text:style-name="T13">использованных источников</text:span></text:p>
      <text:p text:style-name="P2"/>
      <text:list xml:id="list142374607" text:style-name="L2">
        <text:list-item>
          <text:p text:style-name="P128">Экономика организации (предприятия): учебник и практикум для прикладного бакалавриата / И. В. Сергеев, И. И. Веретенникова. - 6-е изд., перераб. И доп. - М.: Издательство Юрайт, 2016. - 511 с. - Серия: Бакалавр. Прикладной курс.</text:p>
        </text:list-item>
        <text:list-item>
          <text:p text:style-name="P129">Экономика предприятия : учебное пособие / Вайс Т. А., Вайс Е. Н., Васильцов В. С., Симунина Т. А. 3-е изд., перераб. и доп. Москва : КНОРУС, 2016. 244 с. 15,5 усл. печ. л.</text:p>
        </text:list-item>
        <text:list-item>
          <text:p text:style-name="P129">Экономика предприятия : учебник для вузов / Горфинкель В. Я., Антонова О. В., Базилевич А. И., Блинов А. О. 6-е изд., перераб. и доп. Москва : ЮНИТИ-ДАНА, 2018. 663 с. 41,5 усл. печ. л.</text:p>
        </text:list-item>
        <text:list-item>
          <text:p text:style-name="P129">Баскакова О. В., Сейко Л. Ф. Экономика предприятия (организации) : учебник для бакалавров. Москва : Дашков и К, 2017. 369 с. 23,25 усл. печ. л.</text:p>
        </text:list-item>
        <text:list-item>
          <text:p text:style-name="P129">Чайников В. В., Лапин Д. Г. Экономика предприятия (организации) : учебное пособие. 2-е изд., перераб. и доп. Москва : ЮНИТИ-ДАНА, 2018. 439 с. 27,5 усл. печ. л.</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Liberation Serif1" svg:font-family="'Liberation Serif'" style:font-family-generic="roman"/>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Основной_20_абзац" style:display-name="Основной абзац" style:family="paragraph" style:parent-style-name="Standard">
      <style:paragraph-properties fo:margin-left="0cm" fo:margin-right="0cm" fo:line-height="110%" fo:text-align="justify" style:justify-single-word="false" fo:hyphenation-ladder-count="no-limit" fo:text-indent="0.801cm" style:auto-text-indent="false">
        <style:tab-stops>
          <style:tab-stop style:position="11.001cm" style:type="right"/>
        </style:tab-stops>
      </style:paragraph-properties>
      <style:text-properties fo:language="none" fo:country="none"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left="0.416cm" fo:margin-right="0cm" fo:text-align="center" style:justify-single-word="false" fo:hyphenation-ladder-count="no-limit" fo:text-indent="0cm" style:auto-text-indent="false" fo:keep-with-next="always"/>
      <style:text-properties fo:font-size="14pt" fo:language="none" fo:country="none" fo:font-weight="bold" style:font-size-asian="14pt" style:font-weight-asian="bold" style:font-size-complex="14pt" style:font-weight-complex="bold" fo:hyphenate="tru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70z0" style:family="text">
      <style:text-properties style:font-name-complex="Times New Roman1" style:font-family-complex="'Times New Roman'" style:font-family-generic-complex="roman" style:font-pitch-complex="variable"/>
    </style:style>
    <style:style style:name="WW8Num70z1" style:family="text">
      <style:text-properties style:font-name-complex="Times New Roman1"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7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0z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0z1"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0z1"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0z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0z1"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number:date-style style:name="N20107" number:language="ru" number:country="RU">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30T16:13:53.266687903</dc:date>
    <meta:editing-duration>PT2H42M52S</meta:editing-duration>
    <meta:editing-cycles>33</meta:editing-cycles>
    <meta:document-statistic meta:table-count="5" meta:image-count="0" meta:object-count="0" meta:page-count="10" meta:paragraph-count="300" meta:word-count="2361" meta:character-count="14716" meta:non-whitespace-character-count="12611"/>
  </office:meta>
</office:document-meta>
</file>